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Noto Sans CJK SC Regular1" svg:font-family="'Noto Sans CJK SC Regular'"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753cm" table:align="center" style:writing-mode="lr-tb"/>
    </style:style>
    <style:style style:name="Table1.A" style:family="table-column">
      <style:table-column-properties style:column-width="0.288cm"/>
    </style:style>
    <style:style style:name="Table1.B" style:family="table-column">
      <style:table-column-properties style:column-width="11.465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5.533cm" fo:margin-left="0.282cm" table:align="left" style:writing-mode="lr-tb"/>
    </style:style>
    <style:style style:name="Table2.A" style:family="table-column">
      <style:table-column-properties style:column-width="0.953cm"/>
    </style:style>
    <style:style style:name="Table2.B" style:family="table-column">
      <style:table-column-properties style:column-width="3.235cm"/>
    </style:style>
    <style:style style:name="Table2.C" style:family="table-column">
      <style:table-column-properties style:column-width="9.47cm"/>
    </style:style>
    <style:style style:name="Table2.D" style:family="table-column">
      <style:table-column-properties style:column-width="1.875cm"/>
    </style:style>
    <style:style style:name="Table2.1" style:family="table-row">
      <style:table-row-properties fo:keep-together="auto"/>
    </style:style>
    <style:style style:name="Table2.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bottom" fo:padding-left="0.191cm" fo:padding-right="0.191cm" fo:padding-top="0cm" fo:padding-bottom="0cm" fo:border="0.5pt solid #000000" style:writing-mode="lr-tb"/>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5.374cm" fo:margin-left="0.441cm" table:align="left" style:writing-mode="lr-tb"/>
    </style:style>
    <style:style style:name="Table3.A" style:family="table-column">
      <style:table-column-properties style:column-width="2.54cm"/>
    </style:style>
    <style:style style:name="Table3.B" style:family="table-column">
      <style:table-column-properties style:column-width="12.834cm"/>
    </style:style>
    <style:style style:name="Table3.1" style:family="table-row">
      <style:table-row-properties style:min-row-height="0.626cm"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4" style:family="table">
      <style:table-properties style:width="15.374cm" fo:margin-left="0.441cm" table:align="left" style:writing-mode="lr-tb"/>
    </style:style>
    <style:style style:name="Table4.A" style:family="table-column">
      <style:table-column-properties style:column-width="2.54cm"/>
    </style:style>
    <style:style style:name="Table4.B" style:family="table-column">
      <style:table-column-properties style:column-width="12.834cm"/>
    </style:style>
    <style:style style:name="Table4.1" style:family="table-row">
      <style:table-row-properties style:min-row-height="0.626cm"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6" style:family="table">
      <style:table-properties style:width="15.374cm" fo:margin-left="0.441cm" table:align="left" style:writing-mode="lr-tb"/>
    </style:style>
    <style:style style:name="Table6.A" style:family="table-column">
      <style:table-column-properties style:column-width="2.54cm"/>
    </style:style>
    <style:style style:name="Table6.B" style:family="table-column">
      <style:table-column-properties style:column-width="12.834cm"/>
    </style:style>
    <style:style style:name="Table6.1" style:family="table-row">
      <style:table-row-properties style:min-row-height="0.626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15.374cm" fo:margin-left="0.441cm" table:align="left" style:writing-mode="lr-tb"/>
    </style:style>
    <style:style style:name="Table7.A" style:family="table-column">
      <style:table-column-properties style:column-width="2.54cm"/>
    </style:style>
    <style:style style:name="Table7.B" style:family="table-column">
      <style:table-column-properties style:column-width="12.834cm"/>
    </style:style>
    <style:style style:name="Table7.1" style:family="table-row">
      <style:table-row-properties style:min-row-height="0.626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15.374cm" fo:margin-left="0.441cm" table:align="left" style:writing-mode="lr-tb"/>
    </style:style>
    <style:style style:name="Table8.A" style:family="table-column">
      <style:table-column-properties style:column-width="2.54cm"/>
    </style:style>
    <style:style style:name="Table8.B" style:family="table-column">
      <style:table-column-properties style:column-width="12.834cm"/>
    </style:style>
    <style:style style:name="Table8.1" style:family="table-row">
      <style:table-row-properties style:min-row-height="0.626cm"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9" style:family="table">
      <style:table-properties style:width="15.374cm" fo:margin-left="0.441cm" table:align="left" style:writing-mode="lr-tb"/>
    </style:style>
    <style:style style:name="Table9.A" style:family="table-column">
      <style:table-column-properties style:column-width="2.54cm"/>
    </style:style>
    <style:style style:name="Table9.B" style:family="table-column">
      <style:table-column-properties style:column-width="12.834cm"/>
    </style:style>
    <style:style style:name="Table9.1" style:family="table-row">
      <style:table-row-properties style:min-row-height="0.626cm"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6" style:family="table-row">
      <style:table-row-properties fo:keep-together="auto"/>
    </style:style>
    <style:style style:name="Table9.7" style:family="table-row">
      <style:table-row-properties fo:keep-together="auto"/>
    </style:style>
    <style:style style:name="Table9.8" style:family="table-row">
      <style:table-row-properties fo:keep-together="auto"/>
    </style:style>
    <style:style style:name="Table10" style:family="table">
      <style:table-properties style:width="15.374cm" fo:margin-left="0.441cm" table:align="left" style:writing-mode="lr-tb"/>
    </style:style>
    <style:style style:name="Table10.A" style:family="table-column">
      <style:table-column-properties style:column-width="2.54cm"/>
    </style:style>
    <style:style style:name="Table10.B" style:family="table-column">
      <style:table-column-properties style:column-width="12.834cm"/>
    </style:style>
    <style:style style:name="Table10.1" style:family="table-row">
      <style:table-row-properties style:min-row-height="0.626cm"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fo:keep-together="auto"/>
    </style:style>
    <style:style style:name="Table10.8" style:family="table-row">
      <style:table-row-properties fo:keep-together="auto"/>
    </style:style>
    <style:style style:name="Table11" style:family="table">
      <style:table-properties style:width="15.374cm" fo:margin-left="0.441cm" table:align="left" style:writing-mode="lr-tb"/>
    </style:style>
    <style:style style:name="Table11.A" style:family="table-column">
      <style:table-column-properties style:column-width="2.54cm"/>
    </style:style>
    <style:style style:name="Table11.B" style:family="table-column">
      <style:table-column-properties style:column-width="12.834cm"/>
    </style:style>
    <style:style style:name="Table11.1" style:family="table-row">
      <style:table-row-properties style:min-row-height="0.626cm"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2" style:family="table">
      <style:table-properties style:width="15.374cm" fo:margin-left="0.441cm" table:align="left" style:writing-mode="lr-tb"/>
    </style:style>
    <style:style style:name="Table12.A" style:family="table-column">
      <style:table-column-properties style:column-width="2.54cm"/>
    </style:style>
    <style:style style:name="Table12.B" style:family="table-column">
      <style:table-column-properties style:column-width="12.834cm"/>
    </style:style>
    <style:style style:name="Table12.1" style:family="table-row">
      <style:table-row-properties style:min-row-height="0.626cm"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P2" style:family="paragraph" style:parent-style-name="Header">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start" style:justify-single-word="false" style:snap-to-layout-grid="false"/>
      <style:text-properties fo:font-size="12pt" fo:font-weight="bold" style:font-size-asian="12pt" style:font-weight-asian="bold" style:font-size-complex="12pt"/>
    </style:style>
    <style:style style:name="P4" style:family="paragraph" style:parent-style-name="Standard">
      <style:paragraph-properties fo:margin-top="0cm" fo:margin-bottom="0cm" loext:contextual-spacing="false"/>
      <style:text-properties fo:color="#000000" fo:font-size="12pt" style:font-size-asian="12pt" style:font-size-complex="12pt"/>
    </style:style>
    <style:style style:name="P5" style:family="paragraph" style:parent-style-name="Text_20_body">
      <style:paragraph-properties fo:margin-top="0cm" fo:margin-bottom="0cm" loext:contextual-spacing="false" style:snap-to-layout-grid="false"/>
      <style:text-properties style:font-name="Times New Roman" fo:font-size="11pt" fo:font-style="normal" officeooo:rsid="000e2c0f" officeooo:paragraph-rsid="000e2c0f" style:font-size-asian="11pt" style:font-style-asian="normal" style:font-name-complex="Times New Roman" style:font-size-complex="11pt" style:font-style-complex="italic"/>
    </style:style>
    <style:style style:name="P6"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officeooo:rsid="000e2c0f" officeooo:paragraph-rsid="000e2c0f" style:font-size-asian="11pt" style:font-style-asian="normal" style:font-name-complex="Times New Roman" style:font-size-complex="11pt" style:font-style-complex="italic"/>
    </style:style>
    <style:style style:name="P7" style:family="paragraph" style:parent-style-name="Text_20_body">
      <style:paragraph-properties fo:margin-top="0cm" fo:margin-bottom="0cm" loext:contextual-spacing="false" style:snap-to-layout-grid="false"/>
      <style:text-properties style:font-name="Times New Roman" fo:font-size="11pt" fo:font-style="normal" officeooo:rsid="000fcaf0" officeooo:paragraph-rsid="000fcaf0" style:font-size-asian="11pt" style:font-style-asian="normal" style:font-name-complex="Times New Roman" style:font-size-complex="11pt" style:font-style-complex="italic"/>
    </style:style>
    <style:style style:name="P8"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officeooo:rsid="000fcaf0" officeooo:paragraph-rsid="000fcaf0" style:font-size-asian="11pt" style:font-style-asian="normal" style:font-name-complex="Times New Roman" style:font-size-complex="11pt" style:font-style-complex="italic"/>
    </style:style>
    <style:style style:name="P9" style:family="paragraph" style:parent-style-name="Text_20_body">
      <style:paragraph-properties fo:margin-top="0cm" fo:margin-bottom="0cm" loext:contextual-spacing="false" style:snap-to-layout-grid="false"/>
      <style:text-properties style:font-name="Times New Roman" fo:font-size="11pt" fo:font-style="normal" officeooo:rsid="0026bdf2" officeooo:paragraph-rsid="0026bdf2" style:font-size-asian="11pt" style:font-style-asian="normal" style:font-name-complex="Times New Roman" style:font-size-complex="11pt" style:font-style-complex="italic"/>
    </style:style>
    <style:style style:name="P10"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officeooo:rsid="0026bdf2" officeooo:paragraph-rsid="0026bdf2" style:font-size-asian="11pt" style:font-style-asian="normal" style:font-name-complex="Times New Roman" style:font-size-complex="11pt" style:font-style-complex="italic"/>
    </style:style>
    <style:style style:name="P11" style:family="paragraph" style:parent-style-name="Text_20_body">
      <style:paragraph-properties fo:margin-top="0cm" fo:margin-bottom="0cm" loext:contextual-spacing="false" style:snap-to-layout-grid="false"/>
      <style:text-properties style:font-name="Times New Roman" fo:font-size="11pt" fo:font-style="normal" officeooo:rsid="00288a51" officeooo:paragraph-rsid="00288a51" style:font-size-asian="11pt" style:font-style-asian="normal" style:font-name-complex="Times New Roman" style:font-size-complex="11pt" style:font-style-complex="italic"/>
    </style:style>
    <style:style style:name="P12"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officeooo:rsid="00288a51" officeooo:paragraph-rsid="00288a51" style:font-size-asian="11pt" style:font-style-asian="normal" style:font-name-complex="Times New Roman" style:font-size-complex="11pt" style:font-style-complex="italic"/>
    </style:style>
    <style:style style:name="P13" style:family="paragraph" style:parent-style-name="Text_20_body">
      <style:paragraph-properties fo:margin-top="0cm" fo:margin-bottom="0cm" loext:contextual-spacing="false" style:snap-to-layout-grid="false"/>
      <style:text-properties style:font-name="Times New Roman" fo:font-size="11pt" fo:font-style="normal" officeooo:rsid="0029d0e1" officeooo:paragraph-rsid="0029d0e1" style:font-size-asian="11pt" style:font-style-asian="normal" style:font-name-complex="Times New Roman" style:font-size-complex="11pt" style:font-style-complex="italic"/>
    </style:style>
    <style:style style:name="P14"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officeooo:rsid="0029d0e1" officeooo:paragraph-rsid="0029d0e1" style:font-size-asian="11pt" style:font-style-asian="normal" style:font-name-complex="Times New Roman" style:font-size-complex="11pt" style:font-style-complex="italic"/>
    </style:style>
    <style:style style:name="P15" style:family="paragraph" style:parent-style-name="Text_20_body">
      <style:paragraph-properties fo:margin-top="0cm" fo:margin-bottom="0cm" loext:contextual-spacing="false" style:snap-to-layout-grid="false"/>
      <style:text-properties style:font-name="Times New Roman" fo:font-size="11pt" fo:font-style="normal" officeooo:rsid="002b50d6" officeooo:paragraph-rsid="002b50d6" style:font-size-asian="11pt" style:font-style-asian="normal" style:font-name-complex="Times New Roman" style:font-size-complex="11pt" style:font-style-complex="italic"/>
    </style:style>
    <style:style style:name="P16"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officeooo:rsid="002b50d6" officeooo:paragraph-rsid="002b50d6" style:font-size-asian="11pt" style:font-style-asian="normal" style:font-name-complex="Times New Roman" style:font-size-complex="11pt" style:font-style-complex="italic"/>
    </style:style>
    <style:style style:name="P17"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style:font-size-asian="11pt" style:font-style-asian="normal" style:font-name-complex="Times New Roman" style:font-size-complex="11pt"/>
    </style:style>
    <style:style style:name="P18" style:family="paragraph" style:parent-style-name="Text_20_body">
      <style:paragraph-properties fo:margin-top="0cm" fo:margin-bottom="0cm" loext:contextual-spacing="false" style:snap-to-layout-grid="false"/>
      <style:text-properties style:font-name="Times New Roman" fo:font-size="11pt" fo:font-style="normal" fo:font-weight="normal" style:font-size-asian="11pt" style:font-style-asian="normal" style:font-weight-asian="normal" style:font-name-complex="Times New Roman" style:font-size-complex="11pt" style:font-style-complex="normal" style:font-weight-complex="normal"/>
    </style:style>
    <style:style style:name="P19" style:family="paragraph" style:parent-style-name="Text_20_body">
      <style:paragraph-properties fo:margin-top="0cm" fo:margin-bottom="0cm" loext:contextual-spacing="false" fo:text-align="center" style:justify-single-word="false" style:snap-to-layout-grid="false"/>
      <style:text-properties style:font-name="Times New Roman" fo:font-size="11pt" fo:font-style="normal" fo:font-weight="normal" style:font-size-asian="11pt" style:font-style-asian="normal" style:font-weight-asian="normal" style:font-name-complex="Times New Roman" style:font-size-complex="11pt" style:font-weight-complex="normal"/>
    </style:style>
    <style:style style:name="P20" style:family="paragraph" style:parent-style-name="Text_20_body">
      <style:paragraph-properties fo:margin-top="0cm" fo:margin-bottom="0cm" loext:contextual-spacing="false" fo:text-align="center" style:justify-single-word="false"/>
      <style:text-properties fo:font-style="normal" fo:font-weight="bold" style:font-style-asian="normal" style:font-weight-asian="bold" style:font-style-complex="normal" style:font-weight-complex="bold"/>
    </style:style>
    <style:style style:name="P21" style:family="paragraph" style:parent-style-name="Footer">
      <style:paragraph-properties fo:margin-top="0cm" fo:margin-bottom="0.423cm" loext:contextual-spacing="false"/>
    </style:style>
    <style:style style:name="P22" style:family="paragraph" style:parent-style-name="Text_20_body">
      <style:paragraph-properties fo:margin-top="0cm" fo:margin-bottom="0.423cm" loext:contextual-spacing="false"/>
      <style:text-properties fo:font-size="12pt" fo:font-style="normal" fo:font-weight="bold" style:font-size-asian="12pt" style:font-style-asian="normal" style:font-weight-asian="bold" style:font-size-complex="12pt"/>
    </style:style>
    <style:style style:name="P23" style:family="paragraph" style:parent-style-name="Standard">
      <style:paragraph-properties fo:margin-top="0cm" fo:margin-bottom="0.423cm" loext:contextual-spacing="false"/>
    </style:style>
    <style:style style:name="P24" style:family="paragraph" style:parent-style-name="Text_20_body">
      <style:paragraph-properties fo:margin-top="0cm" fo:margin-bottom="0.212cm" loext:contextual-spacing="false"/>
    </style:style>
    <style:style style:name="P25" style:family="paragraph" style:parent-style-name="Text_20_body">
      <style:paragraph-properties fo:margin-top="0cm" fo:margin-bottom="0.212cm" loext:contextual-spacing="false"/>
      <style:text-properties fo:color="#070fa9" style:font-name="Times New Roman" fo:font-size="12pt" fo:font-style="normal" fo:font-weight="bold" style:font-size-asian="12pt" style:font-style-asian="normal" style:font-weight-asian="bold" style:font-name-complex="Times New Roman" style:font-size-complex="12pt"/>
    </style:style>
    <style:style style:name="P26" style:family="paragraph" style:parent-style-name="Text_20_body">
      <style:paragraph-properties fo:margin-top="0cm" fo:margin-bottom="0.212cm" loext:contextual-spacing="false" fo:text-align="justify" style:justify-single-word="false"/>
      <style:text-properties fo:color="#070fa9" style:font-name="Times New Roman" fo:font-size="11pt" fo:font-style="normal" style:font-size-asian="11pt" style:font-style-asian="normal" style:font-name-complex="Times New Roman" style:font-size-complex="11pt"/>
    </style:style>
    <style:style style:name="P27" style:family="paragraph" style:parent-style-name="Text_20_body">
      <style:paragraph-properties fo:margin-top="0cm" fo:margin-bottom="0.212cm" loext:contextual-spacing="false"/>
      <style:text-properties fo:color="#070fa9" fo:font-style="normal" fo:font-weight="bold" style:font-style-asian="normal" style:font-weight-asian="bold"/>
    </style:style>
    <style:style style:name="P28" style:family="paragraph" style:parent-style-name="Text_20_body">
      <style:paragraph-properties fo:margin-top="0cm" fo:margin-bottom="0.212cm" loext:contextual-spacing="false"/>
      <style:text-properties fo:color="#070fa9" fo:font-weight="bold" style:font-weight-asian="bold"/>
    </style:style>
    <style:style style:name="P29" style:family="paragraph" style:parent-style-name="Text_20_body">
      <style:paragraph-properties fo:margin-top="0cm" fo:margin-bottom="0.212cm" loext:contextual-spacing="false"/>
      <style:text-properties fo:color="#070fa9" fo:font-size="12pt" fo:font-style="normal" fo:font-weight="bold" style:font-size-asian="12pt" style:font-style-asian="normal" style:font-weight-asian="bold" style:font-size-complex="12pt"/>
    </style:style>
    <style:style style:name="P30" style:family="paragraph" style:parent-style-name="Text_20_body">
      <style:paragraph-properties fo:margin-top="0cm" fo:margin-bottom="0.212cm" loext:contextual-spacing="false" style:snap-to-layout-grid="false"/>
      <style:text-properties fo:color="#070fa9" fo:font-size="12pt" fo:font-style="normal" fo:font-weight="bold" style:font-size-asian="12pt" style:font-style-asian="normal" style:font-weight-asian="bold" style:font-size-complex="12pt"/>
    </style:style>
    <style:style style:name="P31" style:family="paragraph" style:parent-style-name="Text_20_body">
      <style:paragraph-properties fo:margin-top="0cm" fo:margin-bottom="0.212cm" loext:contextual-spacing="false" style:snap-to-layout-grid="false"/>
      <style:text-properties fo:color="#070fa9" fo:font-size="12pt" fo:font-style="normal" fo:font-weight="bold" officeooo:paragraph-rsid="0006aa2a" style:font-size-asian="12pt" style:font-style-asian="normal" style:font-weight-asian="bold" style:font-size-complex="12pt"/>
    </style:style>
    <style:style style:name="P32" style:family="paragraph" style:parent-style-name="Text_20_body">
      <style:paragraph-properties fo:margin-top="0cm" fo:margin-bottom="0.212cm" loext:contextual-spacing="false" style:snap-to-layout-grid="false"/>
      <style:text-properties fo:color="#070fa9" fo:font-size="12pt" fo:font-style="normal" fo:font-weight="bold" officeooo:paragraph-rsid="001d0172" style:font-size-asian="12pt" style:font-style-asian="normal" style:font-weight-asian="bold" style:font-size-complex="12pt"/>
    </style:style>
    <style:style style:name="P33" style:family="paragraph" style:parent-style-name="Text_20_body">
      <style:paragraph-properties fo:margin-top="0cm" fo:margin-bottom="0.212cm" loext:contextual-spacing="false" style:snap-to-layout-grid="false"/>
      <style:text-properties fo:color="#070fa9" fo:font-size="12pt" fo:font-style="normal" fo:font-weight="bold" officeooo:paragraph-rsid="002d8e40" style:font-size-asian="12pt" style:font-style-asian="normal" style:font-weight-asian="bold" style:font-size-complex="12pt"/>
    </style:style>
    <style:style style:name="P34" style:family="paragraph" style:parent-style-name="Text_20_body">
      <style:paragraph-properties fo:margin-top="0cm" fo:margin-bottom="0.212cm" loext:contextual-spacing="false" style:snap-to-layout-grid="false"/>
      <style:text-properties fo:color="#070fa9" fo:font-size="12pt" fo:font-style="normal" fo:font-weight="bold" officeooo:paragraph-rsid="002dfe32" style:font-size-asian="12pt" style:font-style-asian="normal" style:font-weight-asian="bold" style:font-size-complex="12pt"/>
    </style:style>
    <style:style style:name="P35" style:family="paragraph" style:parent-style-name="Text_20_body">
      <style:paragraph-properties fo:margin-top="0cm" fo:margin-bottom="0.212cm" loext:contextual-spacing="false" style:snap-to-layout-grid="false"/>
      <style:text-properties fo:color="#070fa9" fo:font-size="12pt" fo:font-style="normal" fo:font-weight="bold" officeooo:paragraph-rsid="002eed6d" style:font-size-asian="12pt" style:font-style-asian="normal" style:font-weight-asian="bold" style:font-size-complex="12pt"/>
    </style:style>
    <style:style style:name="P36" style:family="paragraph" style:parent-style-name="Text_20_body">
      <style:paragraph-properties fo:margin-top="0cm" fo:margin-bottom="0.212cm" loext:contextual-spacing="false" style:snap-to-layout-grid="false"/>
      <style:text-properties fo:color="#070fa9" fo:font-size="12pt" fo:font-style="normal" fo:font-weight="bold" officeooo:paragraph-rsid="00336feb" style:font-size-asian="12pt" style:font-style-asian="normal" style:font-weight-asian="bold" style:font-size-complex="12pt"/>
    </style:style>
    <style:style style:name="P37" style:family="paragraph" style:parent-style-name="Text_20_body">
      <style:paragraph-properties fo:margin-top="0cm" fo:margin-bottom="0.212cm" loext:contextual-spacing="false" style:snap-to-layout-grid="false"/>
      <style:text-properties fo:color="#070fa9" fo:font-size="12pt" fo:font-style="normal" fo:font-weight="bold" officeooo:paragraph-rsid="00398349" style:font-size-asian="12pt" style:font-style-asian="normal" style:font-weight-asian="bold" style:font-size-complex="12pt"/>
    </style:style>
    <style:style style:name="P38" style:family="paragraph" style:parent-style-name="Text_20_body">
      <style:paragraph-properties fo:margin-top="0cm" fo:margin-bottom="0.212cm" loext:contextual-spacing="false"/>
      <style:text-properties fo:font-style="normal" fo:font-weight="bold" style:font-style-asian="normal" style:font-weight-asian="bold"/>
    </style:style>
    <style:style style:name="P39" style:family="paragraph" style:parent-style-name="Text_20_body">
      <style:paragraph-properties fo:margin-top="0cm" fo:margin-bottom="0.212cm" loext:contextual-spacing="false"/>
      <style:text-properties fo:font-style="normal" fo:font-weight="bold" officeooo:paragraph-rsid="0006aa2a" style:font-style-asian="normal" style:font-weight-asian="bold"/>
    </style:style>
    <style:style style:name="P40" style:family="paragraph" style:parent-style-name="Text_20_body">
      <style:paragraph-properties fo:margin-top="0cm" fo:margin-bottom="0.212cm" loext:contextual-spacing="false"/>
      <style:text-properties fo:font-style="normal" fo:font-weight="bold" officeooo:paragraph-rsid="001d0172" style:font-style-asian="normal" style:font-weight-asian="bold"/>
    </style:style>
    <style:style style:name="P41" style:family="paragraph" style:parent-style-name="Text_20_body">
      <style:paragraph-properties fo:margin-top="0cm" fo:margin-bottom="0.212cm" loext:contextual-spacing="false"/>
      <style:text-properties fo:font-style="normal" fo:font-weight="bold" officeooo:paragraph-rsid="002d8e40" style:font-style-asian="normal" style:font-weight-asian="bold"/>
    </style:style>
    <style:style style:name="P42" style:family="paragraph" style:parent-style-name="Text_20_body">
      <style:paragraph-properties fo:margin-top="0cm" fo:margin-bottom="0.212cm" loext:contextual-spacing="false"/>
      <style:text-properties fo:font-style="normal" fo:font-weight="bold" officeooo:paragraph-rsid="002dfe32" style:font-style-asian="normal" style:font-weight-asian="bold"/>
    </style:style>
    <style:style style:name="P43" style:family="paragraph" style:parent-style-name="Text_20_body">
      <style:paragraph-properties fo:margin-top="0cm" fo:margin-bottom="0.212cm" loext:contextual-spacing="false"/>
      <style:text-properties fo:font-style="normal" fo:font-weight="bold" officeooo:paragraph-rsid="002eed6d" style:font-style-asian="normal" style:font-weight-asian="bold"/>
    </style:style>
    <style:style style:name="P44" style:family="paragraph" style:parent-style-name="Text_20_body">
      <style:paragraph-properties fo:margin-top="0cm" fo:margin-bottom="0.212cm" loext:contextual-spacing="false"/>
      <style:text-properties fo:font-style="normal" fo:font-weight="bold" officeooo:paragraph-rsid="00336feb" style:font-style-asian="normal" style:font-weight-asian="bold"/>
    </style:style>
    <style:style style:name="P45" style:family="paragraph" style:parent-style-name="Text_20_body">
      <style:paragraph-properties fo:margin-top="0cm" fo:margin-bottom="0.212cm" loext:contextual-spacing="false"/>
      <style:text-properties fo:font-style="normal" fo:font-weight="bold" officeooo:paragraph-rsid="00398349" style:font-style-asian="normal" style:font-weight-asian="bold"/>
    </style:style>
    <style:style style:name="P46" style:family="paragraph" style:parent-style-name="Text_20_body">
      <style:paragraph-properties fo:margin-top="0cm" fo:margin-bottom="0.212cm" loext:contextual-spacing="false"/>
      <style:text-properties fo:font-style="normal" style:font-style-asian="normal"/>
    </style:style>
    <style:style style:name="P47" style:family="paragraph" style:parent-style-name="Text_20_body">
      <style:paragraph-properties fo:margin-top="0cm" fo:margin-bottom="0.212cm" loext:contextual-spacing="false"/>
      <style:text-properties fo:font-size="12pt" fo:font-style="normal" fo:font-weight="bold" style:font-size-asian="12pt" style:font-style-asian="normal" style:font-weight-asian="bold" style:font-size-complex="12pt"/>
    </style:style>
    <style:style style:name="P48" style:family="paragraph" style:parent-style-name="Text_20_body">
      <style:paragraph-properties fo:margin-top="0cm" fo:margin-bottom="0.212cm" loext:contextual-spacing="false"/>
      <style:text-properties fo:font-size="12pt" fo:font-style="normal" fo:font-weight="bold" officeooo:rsid="00124cec" officeooo:paragraph-rsid="00124cec" style:font-size-asian="12pt" style:font-style-asian="normal" style:font-weight-asian="bold" style:font-size-complex="12pt"/>
    </style:style>
    <style:style style:name="P49" style:family="paragraph" style:parent-style-name="Text_20_body">
      <style:paragraph-properties fo:margin-top="0cm" fo:margin-bottom="0.212cm" loext:contextual-spacing="false"/>
      <style:text-properties fo:font-size="12pt" fo:font-style="normal" style:text-underline-style="none" fo:font-weight="bold" officeooo:rsid="00205d57" officeooo:paragraph-rsid="00205d57" style:font-size-asian="12pt" style:font-style-asian="normal" style:font-weight-asian="bold" style:font-size-complex="12pt"/>
    </style:style>
    <style:style style:name="P50" style:family="paragraph" style:parent-style-name="Text_20_body">
      <style:paragraph-properties fo:margin-top="0cm" fo:margin-bottom="0.212cm" loext:contextual-spacing="false"/>
      <style:text-properties fo:color="#000000" fo:font-style="normal" style:font-style-asian="normal"/>
    </style:style>
    <style:style style:name="P51" style:family="paragraph" style:parent-style-name="Text_20_body">
      <style:paragraph-properties fo:margin-top="0cm" fo:margin-bottom="0.212cm" loext:contextual-spacing="false"/>
      <style:text-properties fo:color="#000000" fo:font-style="normal" style:font-style-asian="normal" style:font-weight-complex="bold"/>
    </style:style>
    <style:style style:name="P52" style:family="paragraph" style:parent-style-name="Text_20_body">
      <style:paragraph-properties fo:margin-top="0cm" fo:margin-bottom="0.212cm" loext:contextual-spacing="false"/>
      <style:text-properties fo:color="#000000" fo:font-style="normal" officeooo:paragraph-rsid="000a7872" style:font-style-asian="normal" style:font-weight-complex="bold"/>
    </style:style>
    <style:style style:name="P53" style:family="paragraph" style:parent-style-name="Text_20_body">
      <style:paragraph-properties fo:margin-top="0cm" fo:margin-bottom="0.212cm" loext:contextual-spacing="false"/>
      <style:text-properties fo:color="#000000" fo:font-style="normal" officeooo:paragraph-rsid="001d0172" style:font-style-asian="normal" style:font-weight-complex="bold"/>
    </style:style>
    <style:style style:name="P54" style:family="paragraph" style:parent-style-name="Text_20_body">
      <style:paragraph-properties fo:margin-top="0cm" fo:margin-bottom="0.212cm" loext:contextual-spacing="false"/>
      <style:text-properties fo:color="#000000" fo:font-style="normal" officeooo:paragraph-rsid="002d8e40" style:font-style-asian="normal" style:font-weight-complex="bold"/>
    </style:style>
    <style:style style:name="P55" style:family="paragraph" style:parent-style-name="Text_20_body">
      <style:paragraph-properties fo:margin-top="0cm" fo:margin-bottom="0.212cm" loext:contextual-spacing="false"/>
      <style:text-properties fo:color="#000000" fo:font-style="normal" officeooo:paragraph-rsid="002dfe32" style:font-style-asian="normal" style:font-weight-complex="bold"/>
    </style:style>
    <style:style style:name="P56" style:family="paragraph" style:parent-style-name="Text_20_body">
      <style:paragraph-properties fo:margin-top="0cm" fo:margin-bottom="0.212cm" loext:contextual-spacing="false"/>
      <style:text-properties fo:color="#000000" fo:font-style="normal" officeooo:paragraph-rsid="002eed6d" style:font-style-asian="normal" style:font-weight-complex="bold"/>
    </style:style>
    <style:style style:name="P57" style:family="paragraph" style:parent-style-name="Text_20_body">
      <style:paragraph-properties fo:margin-top="0cm" fo:margin-bottom="0.212cm" loext:contextual-spacing="false"/>
      <style:text-properties fo:color="#000000" fo:font-style="normal" officeooo:paragraph-rsid="00336feb" style:font-style-asian="normal" style:font-weight-complex="bold"/>
    </style:style>
    <style:style style:name="P58" style:family="paragraph" style:parent-style-name="Text_20_body">
      <style:paragraph-properties fo:margin-top="0cm" fo:margin-bottom="0.212cm" loext:contextual-spacing="false"/>
      <style:text-properties fo:color="#000000" fo:font-style="normal" officeooo:paragraph-rsid="00398349" style:font-style-asian="normal" style:font-weight-complex="bold"/>
    </style:style>
    <style:style style:name="P59" style:family="paragraph" style:parent-style-name="Text_20_body">
      <style:paragraph-properties fo:margin-top="0cm" fo:margin-bottom="0.212cm" loext:contextual-spacing="false"/>
      <style:text-properties fo:color="#000000" fo:font-style="normal" officeooo:paragraph-rsid="0006aa2a" style:font-style-asian="normal"/>
    </style:style>
    <style:style style:name="P60" style:family="paragraph" style:parent-style-name="Text_20_body">
      <style:paragraph-properties fo:margin-top="0cm" fo:margin-bottom="0.212cm" loext:contextual-spacing="false"/>
      <style:text-properties fo:color="#000000" fo:font-style="normal" officeooo:rsid="0006aa2a" officeooo:paragraph-rsid="0006aa2a" style:font-style-asian="normal"/>
    </style:style>
    <style:style style:name="P61" style:family="paragraph" style:parent-style-name="Text_20_body">
      <style:paragraph-properties fo:margin-top="0cm" fo:margin-bottom="0.212cm" loext:contextual-spacing="false"/>
      <style:text-properties fo:color="#000000" fo:font-style="normal" officeooo:rsid="0006aa2a" officeooo:paragraph-rsid="0008a481" style:font-style-asian="normal"/>
    </style:style>
    <style:style style:name="P62" style:family="paragraph" style:parent-style-name="Text_20_body">
      <style:paragraph-properties fo:margin-top="0cm" fo:margin-bottom="0.212cm" loext:contextual-spacing="false"/>
      <style:text-properties fo:color="#000000" fo:font-style="normal" officeooo:rsid="0006aa2a" officeooo:paragraph-rsid="000a7872" style:font-style-asian="normal"/>
    </style:style>
    <style:style style:name="P63" style:family="paragraph" style:parent-style-name="Text_20_body">
      <style:paragraph-properties fo:margin-top="0cm" fo:margin-bottom="0.212cm" loext:contextual-spacing="false"/>
      <style:text-properties fo:color="#000000" fo:font-style="normal" officeooo:rsid="0006aa2a" officeooo:paragraph-rsid="001d0172" style:font-style-asian="normal"/>
    </style:style>
    <style:style style:name="P64" style:family="paragraph" style:parent-style-name="Text_20_body">
      <style:paragraph-properties fo:margin-top="0cm" fo:margin-bottom="0.212cm" loext:contextual-spacing="false"/>
      <style:text-properties fo:color="#000000" fo:font-style="normal" officeooo:rsid="0006aa2a" officeooo:paragraph-rsid="002d8e40" style:font-style-asian="normal"/>
    </style:style>
    <style:style style:name="P65" style:family="paragraph" style:parent-style-name="Text_20_body">
      <style:paragraph-properties fo:margin-top="0cm" fo:margin-bottom="0.212cm" loext:contextual-spacing="false"/>
      <style:text-properties fo:color="#000000" fo:font-style="normal" officeooo:rsid="0006aa2a" officeooo:paragraph-rsid="002dfe32" style:font-style-asian="normal"/>
    </style:style>
    <style:style style:name="P66" style:family="paragraph" style:parent-style-name="Text_20_body">
      <style:paragraph-properties fo:margin-top="0cm" fo:margin-bottom="0.212cm" loext:contextual-spacing="false"/>
      <style:text-properties fo:color="#000000" fo:font-style="normal" officeooo:rsid="0006aa2a" officeooo:paragraph-rsid="002eed6d" style:font-style-asian="normal"/>
    </style:style>
    <style:style style:name="P67" style:family="paragraph" style:parent-style-name="Text_20_body">
      <style:paragraph-properties fo:margin-top="0cm" fo:margin-bottom="0.212cm" loext:contextual-spacing="false"/>
      <style:text-properties fo:color="#000000" fo:font-style="normal" officeooo:rsid="000782ec" officeooo:paragraph-rsid="000782ec" style:font-style-asian="normal"/>
    </style:style>
    <style:style style:name="P68" style:family="paragraph" style:parent-style-name="Text_20_body">
      <style:paragraph-properties fo:margin-top="0cm" fo:margin-bottom="0.212cm" loext:contextual-spacing="false"/>
      <style:text-properties fo:color="#000000" fo:font-style="normal" officeooo:rsid="00087308" officeooo:paragraph-rsid="00087308" style:font-style-asian="normal"/>
    </style:style>
    <style:style style:name="P69" style:family="paragraph" style:parent-style-name="Text_20_body">
      <style:paragraph-properties fo:margin-top="0cm" fo:margin-bottom="0.212cm" loext:contextual-spacing="false"/>
      <style:text-properties fo:color="#000000" fo:font-style="normal" officeooo:rsid="0008a481" officeooo:paragraph-rsid="0008a481" style:font-style-asian="normal"/>
    </style:style>
    <style:style style:name="P70" style:family="paragraph" style:parent-style-name="Text_20_body">
      <style:paragraph-properties fo:margin-top="0cm" fo:margin-bottom="0.212cm" loext:contextual-spacing="false"/>
      <style:text-properties fo:color="#000000" fo:font-style="normal" officeooo:rsid="000a7872" officeooo:paragraph-rsid="000a7872" style:font-style-asian="normal"/>
    </style:style>
    <style:style style:name="P71" style:family="paragraph" style:parent-style-name="Text_20_body">
      <style:paragraph-properties fo:margin-top="0cm" fo:margin-bottom="0.212cm" loext:contextual-spacing="false"/>
      <style:text-properties fo:color="#000000" fo:font-style="normal" officeooo:rsid="000a7872" officeooo:paragraph-rsid="001d0172" style:font-style-asian="normal"/>
    </style:style>
    <style:style style:name="P72" style:family="paragraph" style:parent-style-name="Text_20_body">
      <style:paragraph-properties fo:margin-top="0cm" fo:margin-bottom="0.212cm" loext:contextual-spacing="false"/>
      <style:text-properties fo:color="#000000" fo:font-style="normal" officeooo:rsid="000a7872" officeooo:paragraph-rsid="002d8e40" style:font-style-asian="normal"/>
    </style:style>
    <style:style style:name="P73" style:family="paragraph" style:parent-style-name="Text_20_body">
      <style:paragraph-properties fo:margin-top="0cm" fo:margin-bottom="0.212cm" loext:contextual-spacing="false"/>
      <style:text-properties fo:color="#000000" fo:font-style="normal" officeooo:rsid="000a7872" officeooo:paragraph-rsid="002dfe32" style:font-style-asian="normal"/>
    </style:style>
    <style:style style:name="P74" style:family="paragraph" style:parent-style-name="Text_20_body">
      <style:paragraph-properties fo:margin-top="0cm" fo:margin-bottom="0.212cm" loext:contextual-spacing="false"/>
      <style:text-properties fo:color="#000000" fo:font-style="normal" officeooo:rsid="000a7872" officeooo:paragraph-rsid="002eed6d" style:font-style-asian="normal"/>
    </style:style>
    <style:style style:name="P75" style:family="paragraph" style:parent-style-name="Text_20_body">
      <style:paragraph-properties fo:margin-top="0cm" fo:margin-bottom="0.212cm" loext:contextual-spacing="false"/>
      <style:text-properties fo:color="#000000" fo:font-style="normal" officeooo:rsid="000a7872" officeooo:paragraph-rsid="00336feb" style:font-style-asian="normal"/>
    </style:style>
    <style:style style:name="P76" style:family="paragraph" style:parent-style-name="Text_20_body">
      <style:paragraph-properties fo:margin-top="0cm" fo:margin-bottom="0.212cm" loext:contextual-spacing="false"/>
      <style:text-properties fo:color="#000000" fo:font-style="normal" officeooo:paragraph-rsid="001d0172" style:font-style-asian="normal"/>
    </style:style>
    <style:style style:name="P77" style:family="paragraph" style:parent-style-name="Text_20_body">
      <style:paragraph-properties fo:margin-top="0cm" fo:margin-bottom="0.212cm" loext:contextual-spacing="false"/>
      <style:text-properties fo:color="#000000" fo:font-style="normal" officeooo:paragraph-rsid="002d8e40" style:font-style-asian="normal"/>
    </style:style>
    <style:style style:name="P78" style:family="paragraph" style:parent-style-name="Text_20_body">
      <style:paragraph-properties fo:margin-top="0cm" fo:margin-bottom="0.212cm" loext:contextual-spacing="false"/>
      <style:text-properties fo:color="#000000" fo:font-style="normal" officeooo:paragraph-rsid="002dfe32" style:font-style-asian="normal"/>
    </style:style>
    <style:style style:name="P79" style:family="paragraph" style:parent-style-name="Text_20_body">
      <style:paragraph-properties fo:margin-top="0cm" fo:margin-bottom="0.212cm" loext:contextual-spacing="false"/>
      <style:text-properties fo:color="#000000" fo:font-style="normal" officeooo:paragraph-rsid="002eed6d" style:font-style-asian="normal"/>
    </style:style>
    <style:style style:name="P80" style:family="paragraph" style:parent-style-name="Text_20_body">
      <style:paragraph-properties fo:margin-top="0cm" fo:margin-bottom="0.212cm" loext:contextual-spacing="false"/>
      <style:text-properties fo:color="#000000" fo:font-style="normal" officeooo:rsid="002f99b3" officeooo:paragraph-rsid="002f99b3" style:font-style-asian="normal"/>
    </style:style>
    <style:style style:name="P81" style:family="paragraph" style:parent-style-name="Text_20_body">
      <style:paragraph-properties fo:margin-top="0cm" fo:margin-bottom="0.212cm" loext:contextual-spacing="false"/>
      <style:text-properties fo:color="#000000" fo:font-style="normal" officeooo:rsid="002f99b3" officeooo:paragraph-rsid="00336feb" style:font-style-asian="normal"/>
    </style:style>
    <style:style style:name="P82" style:family="paragraph" style:parent-style-name="Text_20_body">
      <style:paragraph-properties fo:margin-top="0cm" fo:margin-bottom="0.212cm" loext:contextual-spacing="false"/>
      <style:text-properties fo:color="#000000" fo:font-style="normal" officeooo:rsid="0030b74c" officeooo:paragraph-rsid="0030b74c" style:font-style-asian="normal"/>
    </style:style>
    <style:style style:name="P83" style:family="paragraph" style:parent-style-name="Text_20_body">
      <style:paragraph-properties fo:margin-top="0cm" fo:margin-bottom="0.212cm" loext:contextual-spacing="false"/>
      <style:text-properties fo:color="#000000" fo:font-style="normal" officeooo:rsid="0030b74c" officeooo:paragraph-rsid="00336feb" style:font-style-asian="normal"/>
    </style:style>
    <style:style style:name="P84" style:family="paragraph" style:parent-style-name="Text_20_body">
      <style:paragraph-properties fo:margin-top="0cm" fo:margin-bottom="0.212cm" loext:contextual-spacing="false"/>
      <style:text-properties fo:color="#000000" fo:font-style="normal" officeooo:rsid="00319202" officeooo:paragraph-rsid="00319202" style:font-style-asian="normal"/>
    </style:style>
    <style:style style:name="P85" style:family="paragraph" style:parent-style-name="Text_20_body">
      <style:paragraph-properties fo:margin-top="0cm" fo:margin-bottom="0.212cm" loext:contextual-spacing="false"/>
      <style:text-properties fo:color="#000000" fo:font-style="normal" officeooo:rsid="00319202" officeooo:paragraph-rsid="00336feb" style:font-style-asian="normal"/>
    </style:style>
    <style:style style:name="P86" style:family="paragraph" style:parent-style-name="Text_20_body">
      <style:paragraph-properties fo:margin-top="0cm" fo:margin-bottom="0.212cm" loext:contextual-spacing="false"/>
      <style:text-properties fo:color="#000000" fo:font-style="normal" officeooo:paragraph-rsid="00336feb" style:font-style-asian="normal"/>
    </style:style>
    <style:style style:name="P87" style:family="paragraph" style:parent-style-name="Text_20_body">
      <style:paragraph-properties fo:margin-top="0cm" fo:margin-bottom="0.212cm" loext:contextual-spacing="false"/>
      <style:text-properties fo:color="#000000" fo:font-style="normal" officeooo:rsid="0036b7e7" officeooo:paragraph-rsid="0036b7e7" style:font-style-asian="normal"/>
    </style:style>
    <style:style style:name="P88" style:family="paragraph" style:parent-style-name="Text_20_body">
      <style:paragraph-properties fo:margin-top="0cm" fo:margin-bottom="0.212cm" loext:contextual-spacing="false"/>
      <style:text-properties fo:color="#000000" fo:font-style="normal" officeooo:paragraph-rsid="00398349" style:font-style-asian="normal"/>
    </style:style>
    <style:style style:name="P89" style:family="paragraph" style:parent-style-name="Text_20_body">
      <style:paragraph-properties fo:margin-top="0cm" fo:margin-bottom="0.212cm" loext:contextual-spacing="false"/>
      <style:text-properties fo:color="#000000" fo:font-style="normal" officeooo:rsid="00398349" officeooo:paragraph-rsid="00398349" style:font-style-asian="normal"/>
    </style:style>
    <style:style style:name="P90" style:family="paragraph" style:parent-style-name="Text_20_body">
      <style:paragraph-properties fo:margin-top="0cm" fo:margin-bottom="0.212cm" loext:contextual-spacing="false"/>
      <style:text-properties fo:color="#000000" fo:font-style="normal" officeooo:rsid="003a7451" officeooo:paragraph-rsid="003a7451" style:font-style-asian="normal"/>
    </style:style>
    <style:style style:name="P91" style:family="paragraph" style:parent-style-name="Text_20_body">
      <style:paragraph-properties fo:margin-top="0cm" fo:margin-bottom="0.212cm" loext:contextual-spacing="false"/>
      <style:text-properties fo:color="#000000" fo:font-style="normal" officeooo:rsid="003a9950" officeooo:paragraph-rsid="003a9950" style:font-style-asian="normal"/>
    </style:style>
    <style:style style:name="P92" style:family="paragraph" style:parent-style-name="Text_20_body">
      <style:paragraph-properties fo:margin-top="0cm" fo:margin-bottom="0.212cm" loext:contextual-spacing="false"/>
      <style:text-properties fo:color="#000000" fo:font-style="normal" officeooo:rsid="003cfb79" officeooo:paragraph-rsid="003cfb79" style:font-style-asian="normal"/>
    </style:style>
    <style:style style:name="P93" style:family="paragraph" style:parent-style-name="Text_20_body">
      <style:paragraph-properties fo:margin-top="0cm" fo:margin-bottom="0.212cm" loext:contextual-spacing="false" style:snap-to-layout-grid="false"/>
      <style:text-properties fo:color="#000000" style:font-name="Times New Roman" fo:font-size="11pt" fo:font-style="normal" officeooo:rsid="00087308" officeooo:paragraph-rsid="000e2c0f" style:font-size-asian="11pt" style:font-style-asian="normal" style:font-name-complex="Times New Roman" style:font-size-complex="11pt" style:font-style-complex="italic"/>
    </style:style>
    <style:style style:name="P94" style:family="paragraph" style:parent-style-name="Text_20_body">
      <style:paragraph-properties fo:margin-top="0cm" fo:margin-bottom="0.212cm" loext:contextual-spacing="false"/>
      <style:text-properties officeooo:paragraph-rsid="0006aa2a"/>
    </style:style>
    <style:style style:name="P95" style:family="paragraph" style:parent-style-name="Text_20_body">
      <style:paragraph-properties fo:margin-top="0cm" fo:margin-bottom="0.212cm" loext:contextual-spacing="false" style:snap-to-layout-grid="false"/>
      <style:text-properties style:font-name="Times New Roman" fo:font-size="11pt" fo:font-style="normal" fo:font-weight="normal" officeooo:paragraph-rsid="000e2c0f" style:font-size-asian="11pt" style:font-style-asian="normal" style:font-weight-asian="normal" style:font-name-complex="Times New Roman" style:font-size-complex="11pt" style:font-style-complex="normal" style:font-weight-complex="normal"/>
    </style:style>
    <style:style style:name="P96" style:family="paragraph" style:parent-style-name="Text_20_body">
      <style:paragraph-properties fo:margin-top="0cm" fo:margin-bottom="0.212cm" loext:contextual-spacing="false" style:snap-to-layout-grid="false"/>
      <style:text-properties style:font-name="Times New Roman" fo:font-size="11pt" fo:font-style="normal" officeooo:paragraph-rsid="000e2c0f" style:font-size-asian="11pt" style:font-style-asian="normal" style:font-name-complex="Times New Roman" style:font-size-complex="11pt" style:font-style-complex="italic"/>
    </style:style>
    <style:style style:name="P97" style:family="paragraph" style:parent-style-name="Text_20_body">
      <style:paragraph-properties fo:margin-top="0cm" fo:margin-bottom="0.212cm" loext:contextual-spacing="false"/>
      <style:text-properties fo:font-size="10pt" fo:font-style="normal" fo:font-weight="bold" officeooo:rsid="0012c450" officeooo:paragraph-rsid="0012c450" style:font-size-asian="10pt" style:font-style-asian="normal" style:font-weight-asian="bold" style:font-size-complex="10pt"/>
    </style:style>
    <style:style style:name="P98" style:family="paragraph" style:parent-style-name="Text_20_body">
      <style:paragraph-properties fo:margin-top="0cm" fo:margin-bottom="0.212cm" loext:contextual-spacing="false"/>
      <style:text-properties fo:font-size="10pt" fo:font-style="normal" fo:font-weight="bold" officeooo:rsid="0012c450" officeooo:paragraph-rsid="0012c450" style:font-size-asian="8.75pt" style:font-style-asian="normal" style:font-weight-asian="bold" style:font-size-complex="10pt"/>
    </style:style>
    <style:style style:name="P99" style:family="paragraph" style:parent-style-name="Text_20_body">
      <style:paragraph-properties fo:margin-top="0cm" fo:margin-bottom="0.212cm" loext:contextual-spacing="false"/>
      <style:text-properties officeooo:paragraph-rsid="001d0172"/>
    </style:style>
    <style:style style:name="P100" style:family="paragraph" style:parent-style-name="Text_20_body">
      <style:paragraph-properties fo:margin-top="0cm" fo:margin-bottom="0.212cm" loext:contextual-spacing="false"/>
      <style:text-properties officeooo:paragraph-rsid="002d8e40"/>
    </style:style>
    <style:style style:name="P101" style:family="paragraph" style:parent-style-name="Text_20_body">
      <style:paragraph-properties fo:margin-top="0cm" fo:margin-bottom="0.212cm" loext:contextual-spacing="false"/>
      <style:text-properties officeooo:paragraph-rsid="002dfe32"/>
    </style:style>
    <style:style style:name="P102" style:family="paragraph" style:parent-style-name="Text_20_body">
      <style:paragraph-properties fo:margin-top="0cm" fo:margin-bottom="0.212cm" loext:contextual-spacing="false"/>
      <style:text-properties officeooo:paragraph-rsid="002eed6d"/>
    </style:style>
    <style:style style:name="P103" style:family="paragraph" style:parent-style-name="Text_20_body">
      <style:paragraph-properties fo:margin-top="0cm" fo:margin-bottom="0.212cm" loext:contextual-spacing="false"/>
      <style:text-properties officeooo:paragraph-rsid="00336feb"/>
    </style:style>
    <style:style style:name="P104" style:family="paragraph" style:parent-style-name="Text_20_body">
      <style:paragraph-properties fo:margin-top="0cm" fo:margin-bottom="0.212cm" loext:contextual-spacing="false"/>
      <style:text-properties officeooo:paragraph-rsid="00398349"/>
    </style:style>
    <style:style style:name="P105" style:family="paragraph" style:parent-style-name="Body_20_Text_20_2">
      <style:paragraph-properties fo:margin-top="0cm" fo:margin-bottom="0.212cm" loext:contextual-spacing="false" fo:text-align="start" style:justify-single-word="false"/>
      <style:text-properties fo:color="#000000" style:font-name="Times New Roman" fo:font-size="14pt" fo:font-style="normal" style:font-size-asian="14pt" style:font-style-asian="normal" style:font-name-complex="Times New Roman" style:font-size-complex="14pt"/>
    </style:style>
    <style:style style:name="P106" style:family="paragraph" style:parent-style-name="Body_20_Text_20_2">
      <style:paragraph-properties fo:margin-top="0cm" fo:margin-bottom="0.212cm" loext:contextual-spacing="false" fo:text-align="start" style:justify-single-word="false"/>
      <style:text-properties fo:color="#000000" style:font-name="Times New Roman" fo:font-size="13pt" fo:font-style="normal" style:font-size-asian="13pt" style:font-style-asian="normal" style:font-name-complex="Times New Roman" style:font-size-complex="13pt"/>
    </style:style>
    <style:style style:name="P107" style:family="paragraph" style:parent-style-name="Body_20_Text_20_2">
      <style:paragraph-properties fo:margin-top="0cm" fo:margin-bottom="0.212cm" loext:contextual-spacing="false" fo:text-align="start" style:justify-single-word="false"/>
      <style:text-properties fo:color="#000000" style:font-name="Times New Roman" fo:font-size="13pt" fo:font-style="normal" officeooo:paragraph-rsid="002332cf" style:font-size-asian="13pt" style:font-style-asian="normal" style:font-name-complex="Times New Roman" style:font-size-complex="13pt"/>
    </style:style>
    <style:style style:name="P108" style:family="paragraph" style:parent-style-name="Standard">
      <style:paragraph-properties fo:margin-top="0cm" fo:margin-bottom="0.212cm" loext:contextual-spacing="false" fo:text-align="start" style:justify-single-word="false"/>
      <style:text-properties fo:color="#000000" style:font-name="Times New Roman" fo:font-size="14pt" style:font-size-asian="14pt" style:font-name-complex="Times New Roman" style:font-size-complex="14pt" style:font-style-complex="italic"/>
    </style:style>
    <style:style style:name="P109" style:family="paragraph" style:parent-style-name="Standard">
      <style:paragraph-properties fo:margin-top="0cm" fo:margin-bottom="0.212cm" loext:contextual-spacing="false" fo:text-align="start" style:justify-single-word="false"/>
      <style:text-properties fo:color="#000000" style:font-name="Times New Roman" fo:font-size="14pt" officeooo:rsid="0025b5f2" officeooo:paragraph-rsid="0025b5f2" style:font-size-asian="14pt" style:font-name-complex="Times New Roman" style:font-size-complex="14pt" style:font-style-complex="italic"/>
    </style:style>
    <style:style style:name="P110" style:family="paragraph" style:parent-style-name="Header">
      <style:paragraph-properties fo:margin-top="0.212cm" fo:margin-bottom="0.212cm" loext:contextual-spacing="false">
        <style:tab-stops/>
      </style:paragraph-properties>
      <style:text-properties fo:color="#070fa9" style:font-name="Times New Roman" fo:font-size="11pt" style:font-size-asian="11pt" style:font-name-complex="Times New Roman" style:font-size-complex="11pt" style:font-style-complex="italic" style:font-weight-complex="bold"/>
    </style:style>
    <style:style style:name="P111" style:family="paragraph" style:parent-style-name="Standard">
      <style:text-properties officeooo:paragraph-rsid="000bda6d"/>
    </style:style>
    <style:style style:name="P112" style:family="paragraph" style:parent-style-name="Standard">
      <style:text-properties officeooo:paragraph-rsid="0006aa2a"/>
    </style:style>
    <style:style style:name="P113" style:family="paragraph" style:parent-style-name="Standard">
      <style:text-properties officeooo:paragraph-rsid="001d0172"/>
    </style:style>
    <style:style style:name="P114" style:family="paragraph" style:parent-style-name="Standard">
      <style:text-properties officeooo:paragraph-rsid="002d8e40"/>
    </style:style>
    <style:style style:name="P115" style:family="paragraph" style:parent-style-name="Standard">
      <style:text-properties officeooo:paragraph-rsid="002dfe32"/>
    </style:style>
    <style:style style:name="P116" style:family="paragraph" style:parent-style-name="Standard">
      <style:text-properties officeooo:paragraph-rsid="002eed6d"/>
    </style:style>
    <style:style style:name="P117" style:family="paragraph" style:parent-style-name="Standard">
      <style:text-properties officeooo:paragraph-rsid="00336feb"/>
    </style:style>
    <style:style style:name="P118" style:family="paragraph" style:parent-style-name="Standard">
      <style:text-properties officeooo:paragraph-rsid="00398349"/>
    </style:style>
    <style:style style:name="P119" style:family="paragraph" style:parent-style-name="Text_20_body">
      <style:paragraph-properties fo:margin-left="1.27cm" fo:margin-right="0cm" fo:margin-top="0cm" fo:margin-bottom="0cm" loext:contextual-spacing="false" fo:text-indent="0cm" style:auto-text-indent="false" style:snap-to-layout-grid="false"/>
      <style:text-properties fo:font-style="normal" fo:font-weight="normal" style:font-style-asian="normal" style:font-weight-asian="normal" style:font-style-complex="normal" style:font-weight-complex="normal"/>
    </style:style>
    <style:style style:name="P120" style:family="paragraph" style:parent-style-name="Text_20_body">
      <style:paragraph-properties fo:margin-left="1.27cm" fo:margin-right="0cm" fo:margin-top="0cm" fo:margin-bottom="0cm" loext:contextual-spacing="false" fo:text-indent="0cm" style:auto-text-indent="false" style:snap-to-layout-grid="false"/>
      <style:text-properties style:font-name="Times New Roman" fo:font-size="11pt" fo:font-style="normal" style:font-size-asian="11pt" style:font-style-asian="normal" style:font-name-complex="Times New Roman" style:font-size-complex="11pt" style:font-style-complex="italic"/>
    </style:style>
    <style:style style:name="P121" style:family="paragraph" style:parent-style-name="Text_20_body">
      <style:paragraph-properties fo:margin-left="0cm" fo:margin-right="0cm" fo:margin-top="0cm" fo:margin-bottom="0cm" loext:contextual-spacing="false" fo:text-indent="0cm" style:auto-text-indent="false" style:snap-to-layout-grid="false"/>
      <style:text-properties style:font-name="Times New Roman" fo:font-size="11pt" fo:font-style="normal" officeooo:rsid="0026bdf2" officeooo:paragraph-rsid="0026bdf2" style:font-size-asian="11pt" style:font-style-asian="normal" style:font-name-complex="Times New Roman" style:font-size-complex="11pt" style:font-style-complex="italic"/>
    </style:style>
    <style:style style:name="P122" style:family="paragraph" style:parent-style-name="Text_20_body">
      <style:paragraph-properties fo:margin-left="0cm" fo:margin-right="0cm" fo:margin-top="0cm" fo:margin-bottom="0cm" loext:contextual-spacing="false" fo:text-indent="0cm" style:auto-text-indent="false" style:snap-to-layout-grid="false"/>
      <style:text-properties style:font-name="Times New Roman" fo:font-size="11pt" fo:font-style="normal" officeooo:rsid="00288a51" officeooo:paragraph-rsid="00288a51" style:font-size-asian="11pt" style:font-style-asian="normal" style:font-name-complex="Times New Roman" style:font-size-complex="11pt" style:font-style-complex="italic"/>
    </style:style>
    <style:style style:name="P123" style:family="paragraph" style:parent-style-name="Standard">
      <style:text-properties fo:color="#000000" style:font-name="Times New Roman" fo:font-size="13pt" fo:font-style="normal" fo:font-weight="normal" officeooo:rsid="00055f5d" officeooo:paragraph-rsid="00055f5d" style:font-size-asian="13pt" style:font-style-asian="normal" style:font-weight-asian="normal" style:font-name-complex="Times New Roman" style:font-size-complex="13pt" style:font-style-complex="normal" style:font-weight-complex="normal"/>
    </style:style>
    <style:style style:name="P124" style:family="paragraph" style:parent-style-name="Standard">
      <style:text-properties fo:color="#000000" style:font-name="Times New Roman" fo:font-size="13pt" fo:font-style="normal" fo:font-weight="normal" officeooo:rsid="002332cf" officeooo:paragraph-rsid="002332cf" style:font-size-asian="13pt" style:font-style-asian="normal" style:font-weight-asian="normal" style:font-name-complex="Times New Roman" style:font-size-complex="13pt" style:font-style-complex="normal" style:font-weight-complex="normal"/>
    </style:style>
    <style:style style:name="P125" style:family="paragraph" style:parent-style-name="Text_20_body" style:list-style-name="WW8Num2">
      <style:paragraph-properties fo:margin-left="0.635cm" fo:margin-right="0cm" fo:margin-top="0cm" fo:margin-bottom="0cm" loext:contextual-spacing="false" fo:text-indent="-0.635cm" style:auto-text-indent="false" style:snap-to-layout-grid="false"/>
      <style:text-properties style:font-name="Times New Roman" fo:font-size="11pt" fo:font-style="normal" officeooo:rsid="000e2c0f" officeooo:paragraph-rsid="000e2c0f" style:font-size-asian="11pt" style:font-style-asian="normal" style:font-name-complex="Times New Roman" style:font-size-complex="11pt" style:font-style-complex="italic"/>
    </style:style>
    <style:style style:name="P126" style:family="paragraph" style:parent-style-name="Text_20_body" style:list-style-name="WW8Num2">
      <style:paragraph-properties fo:margin-left="0.635cm" fo:margin-right="0cm" fo:margin-top="0cm" fo:margin-bottom="0cm" loext:contextual-spacing="false" fo:text-indent="-0.635cm" style:auto-text-indent="false" style:snap-to-layout-grid="false"/>
      <style:text-properties style:font-name="Times New Roman" fo:font-size="11pt" fo:font-style="normal" officeooo:rsid="0026bdf2" officeooo:paragraph-rsid="0026bdf2" style:font-size-asian="11pt" style:font-style-asian="normal" style:font-name-complex="Times New Roman" style:font-size-complex="11pt" style:font-style-complex="italic"/>
    </style:style>
    <style:style style:name="P127" style:family="paragraph" style:parent-style-name="Text_20_body" style:list-style-name="WW8Num2">
      <style:paragraph-properties fo:margin-left="0.635cm" fo:margin-right="0cm" fo:margin-top="0cm" fo:margin-bottom="0cm" loext:contextual-spacing="false" fo:text-indent="-0.635cm" style:auto-text-indent="false" style:snap-to-layout-grid="false"/>
      <style:text-properties style:font-name="Times New Roman" fo:font-size="11pt" fo:font-style="normal" officeooo:rsid="002b50d6" officeooo:paragraph-rsid="002b50d6" style:font-size-asian="11pt" style:font-style-asian="normal" style:font-name-complex="Times New Roman" style:font-size-complex="11pt" style:font-style-complex="italic"/>
    </style:style>
    <style:style style:name="P128" style:family="paragraph" style:parent-style-name="Text_20_body">
      <style:paragraph-properties fo:margin-top="0cm" fo:margin-bottom="0.212cm" loext:contextual-spacing="false"/>
      <style:text-properties fo:color="#000000" fo:font-style="normal" officeooo:rsid="00319202" officeooo:paragraph-rsid="00398349" style:font-style-asian="normal"/>
    </style:style>
    <style:style style:name="P129" style:family="paragraph" style:parent-style-name="Heading_20_1">
      <style:text-properties fo:color="#070fa9" style:font-name="Times New Roman" fo:font-size="11pt" fo:font-style="italic" style:font-size-asian="11pt" style:font-style-asian="italic" style:font-name-complex="Times New Roman" style:font-size-complex="11pt"/>
    </style:style>
    <style:style style:name="P130" style:family="paragraph" style:parent-style-name="Heading_20_1">
      <style:paragraph-properties fo:break-before="page"/>
    </style:style>
    <style:style style:name="P131" style:family="paragraph" style:parent-style-name="Header" style:master-page-name="Standard">
      <style:paragraph-properties fo:text-align="center" style:justify-single-word="false" style:page-number="auto">
        <style:tab-stops/>
      </style:paragraph-properties>
      <style:text-properties fo:font-size="16pt" fo:font-weight="bold" style:font-size-asian="16pt" style:font-weight-asian="bold" style:font-name-complex="Arial" style:font-size-complex="16pt" style:font-style-complex="italic" style:font-weight-complex="bold"/>
    </style:style>
    <style:style style:name="P132" style:family="paragraph" style:parent-style-name="Body_20_Text_20_2">
      <style:paragraph-properties fo:margin-top="0cm" fo:margin-bottom="0.212cm" loext:contextual-spacing="false" fo:text-align="start" style:justify-single-word="false"/>
      <style:text-properties fo:color="#000000" style:font-name="Times New Roman" fo:font-size="13pt" fo:font-style="normal" fo:font-weight="normal" officeooo:rsid="00055f5d" officeooo:paragraph-rsid="002332cf" style:font-size-asian="13pt" style:font-style-asian="normal" style:font-weight-asian="normal" style:font-name-complex="Times New Roman" style:font-size-complex="13pt" style:font-style-complex="normal" style:font-weight-complex="normal"/>
    </style:style>
    <style:style style:name="P133" style:family="paragraph">
      <loext:graphic-properties draw:fill="solid" draw:fill-color="#ffffff"/>
      <style:paragraph-properties style:writing-mode="lr-tb"/>
    </style:style>
    <style:style style:name="P134" style:family="paragraph">
      <style:paragraph-properties fo:margin-top="0cm" fo:margin-bottom="0cm" fo:text-align="start" style:punctuation-wrap="simple" style:writing-mode="lr-tb"/>
    </style:style>
    <style:style style:name="P135" style:family="paragraph">
      <loext:graphic-properties draw:fill="none" draw:fill-color="#ffffff"/>
      <style:paragraph-properties fo:margin-top="0cm" fo:margin-bottom="0cm" fo:text-align="start" style:punctuation-wrap="simple" style:writing-mode="lr-tb"/>
    </style:style>
    <style:style style:name="P136" style:family="paragraph">
      <loext:graphic-properties draw:fill="none" draw:fill-color="#ffffff"/>
      <style:paragraph-properties fo:text-align="center" style:writing-mode="lr-tb"/>
    </style:style>
    <style:style style:name="P137" style:family="paragraph">
      <loext:graphic-properties draw:fill-color="#ffffff"/>
    </style:style>
    <style:style style:name="P138" style:family="paragraph">
      <loext:graphic-properties draw:fill-color="#ffffff"/>
      <style:text-properties fo:font-size="11pt" style:font-size-asian="11pt" style:font-size-complex="11pt"/>
    </style:style>
    <style:style style:name="P139" style:family="paragraph">
      <loext:graphic-properties draw:fill-color="#ffffff"/>
      <style:text-properties fo:font-size="12pt"/>
    </style:style>
    <style:style style:name="P140" style:family="paragraph">
      <loext:graphic-properties draw:fill-color="#ffffff"/>
      <style:paragraph-properties fo:text-align="center"/>
    </style:style>
    <style:style style:name="P141" style:family="paragraph">
      <loext:graphic-properties draw:fill="none" draw:fill-color="#ffffff"/>
      <style:text-properties fo:font-size="11pt" style:font-size-asian="11pt" style:font-size-complex="11pt"/>
    </style:style>
    <style:style style:name="P142" style:family="paragraph">
      <loext:graphic-properties draw:fill="none" draw:fill-color="#ffffff"/>
    </style:style>
    <style:style style:name="P143" style:family="paragraph">
      <style:paragraph-properties fo:margin-top="0cm" fo:margin-bottom="0cm"/>
    </style:style>
    <style:style style:name="P144" style:family="paragraph">
      <style:paragraph-properties style:writing-mode="lr-tb"/>
    </style:style>
    <style:style style:name="T1" style:family="text">
      <style:text-properties fo:font-size="8pt" style:font-size-asian="8pt" style:font-size-complex="8pt"/>
    </style:style>
    <style:style style:name="T2" style:family="text">
      <style:text-properties fo:color="#000000"/>
    </style:style>
    <style:style style:name="T3" style:family="text">
      <style:text-properties fo:color="#000000" fo:font-style="normal" style:font-style-asian="normal"/>
    </style:style>
    <style:style style:name="T4" style:family="text">
      <style:text-properties fo:color="#000000" fo:font-style="normal" style:font-style-asian="normal" style:font-weight-complex="bold"/>
    </style:style>
    <style:style style:name="T5" style:family="text">
      <style:text-properties fo:color="#000000" fo:font-style="normal" officeooo:rsid="0008a481" style:font-style-asian="normal"/>
    </style:style>
    <style:style style:name="T6" style:family="text">
      <style:text-properties fo:color="#000000" fo:font-style="normal" officeooo:rsid="001dc1c9" style:font-style-asian="normal"/>
    </style:style>
    <style:style style:name="T7" style:family="text">
      <style:text-properties fo:color="#000000" fo:font-style="normal" officeooo:rsid="002d8e40" style:font-style-asian="normal"/>
    </style:style>
    <style:style style:name="T8" style:family="text">
      <style:text-properties fo:color="#000000" fo:font-style="normal" officeooo:rsid="002dfe32" style:font-style-asian="normal"/>
    </style:style>
    <style:style style:name="T9" style:family="text">
      <style:text-properties fo:color="#000000" fo:font-style="normal" officeooo:rsid="0036b7e7" style:font-style-asian="normal"/>
    </style:style>
    <style:style style:name="T10" style:family="text">
      <style:text-properties fo:color="#000000" fo:font-style="normal" officeooo:rsid="00392262" style:font-style-asian="normal"/>
    </style:style>
    <style:style style:name="T11" style:family="text">
      <style:text-properties fo:color="#000000" fo:font-style="normal" officeooo:rsid="003a9950" style:font-style-asian="normal"/>
    </style:style>
    <style:style style:name="T12" style:family="text">
      <style:text-properties fo:color="#000000" fo:font-style="normal" style:font-name-asian="Arial" style:font-style-asian="normal"/>
    </style:style>
    <style:style style:name="T13" style:family="text">
      <style:text-properties fo:color="#000000" fo:font-style="normal" officeooo:rsid="002eed6d" style:font-name-asian="Arial" style:font-style-asian="normal"/>
    </style:style>
    <style:style style:name="T14" style:family="text">
      <style:text-properties fo:color="#000000" fo:font-style="normal" officeooo:rsid="00336feb" style:font-name-asian="Arial" style:font-style-asian="normal"/>
    </style:style>
    <style:style style:name="T15" style:family="text">
      <style:text-properties fo:color="#000000" style:font-name-asian="Arial"/>
    </style:style>
    <style:style style:name="T16" style:family="text">
      <style:text-properties fo:color="#000000" officeooo:rsid="0006aa2a"/>
    </style:style>
    <style:style style:name="T17" style:family="text">
      <style:text-properties fo:color="#000000" officeooo:rsid="000a7872"/>
    </style:style>
    <style:style style:name="T18" style:family="text">
      <style:text-properties officeooo:rsid="0006aa2a"/>
    </style:style>
    <style:style style:name="T19" style:family="text">
      <style:text-properties officeooo:rsid="0008a481"/>
    </style:style>
    <style:style style:name="T20" style:family="text">
      <style:text-properties officeooo:rsid="000a7872"/>
    </style:style>
    <style:style style:name="T21" style:family="text">
      <style:text-properties officeooo:rsid="000eedd1"/>
    </style:style>
    <style:style style:name="T22" style:family="text">
      <style:text-properties officeooo:rsid="001415a1"/>
    </style:style>
    <style:style style:name="T23" style:family="text">
      <style:text-properties officeooo:rsid="001d0172"/>
    </style:style>
    <style:style style:name="T24" style:family="text">
      <style:text-properties officeooo:rsid="001dc1c9"/>
    </style:style>
    <style:style style:name="T25" style:family="text">
      <style:text-properties officeooo:rsid="001e64ea"/>
    </style:style>
    <style:style style:name="T26" style:family="text">
      <style:text-properties officeooo:rsid="001f37e2"/>
    </style:style>
    <style:style style:name="T27" style:family="text">
      <style:text-properties officeooo:rsid="00205d57"/>
    </style:style>
    <style:style style:name="T28" style:family="text">
      <style:text-properties officeooo:rsid="0021cc46"/>
    </style:style>
    <style:style style:name="T29" style:family="text">
      <style:text-properties officeooo:rsid="0023f27b"/>
    </style:style>
    <style:style style:name="T30" style:family="text">
      <style:text-properties officeooo:rsid="00267b59"/>
    </style:style>
    <style:style style:name="T31" style:family="text">
      <style:text-properties officeooo:rsid="0029d0e1"/>
    </style:style>
    <style:style style:name="T32" style:family="text">
      <style:text-properties officeooo:rsid="002d8e40"/>
    </style:style>
    <style:style style:name="T33" style:family="text">
      <style:text-properties officeooo:rsid="002e3c0b"/>
    </style:style>
    <style:style style:name="T34" style:family="text">
      <style:text-properties officeooo:rsid="002eed6d"/>
    </style:style>
    <style:style style:name="T35" style:family="text">
      <style:text-properties officeooo:rsid="002f99b3"/>
    </style:style>
    <style:style style:name="T36" style:family="text">
      <style:text-properties officeooo:rsid="00319202"/>
    </style:style>
    <style:style style:name="T37" style:family="text">
      <style:text-properties officeooo:rsid="00336feb"/>
    </style:style>
    <style:style style:name="T38" style:family="text">
      <style:text-properties officeooo:rsid="003542c1"/>
    </style:style>
    <style:style style:name="T39" style:family="text">
      <style:text-properties officeooo:rsid="00392262"/>
    </style:style>
    <style:style style:name="T40" style:family="text">
      <style:text-properties officeooo:rsid="00395d5b"/>
    </style:style>
    <style:style style:name="T41" style:family="text">
      <style:text-properties officeooo:rsid="00398349"/>
    </style:style>
    <style:style style:name="T42" style:family="text">
      <style:text-properties officeooo:rsid="003a7451"/>
    </style:style>
    <style:style style:name="T43" style:family="text">
      <style:text-properties officeooo:rsid="004104a0"/>
    </style:style>
    <style:style style:name="T44" style:family="text">
      <style:text-properties style:use-window-font-color="true" style:font-name="Liberation Serif1" fo:font-size="12pt" fo:language="en" fo:country="IN" style:letter-kerning="true" style:font-name-asian="Noto Sans CJK SC Regular1" style:font-size-asian="12pt" style:language-asian="zh" style:country-asian="CN" style:font-name-complex="FreeSans1" style:font-size-complex="12pt" style:language-complex="hi" style:country-complex="IN"/>
    </style:style>
    <style:style style:name="T45" style:family="text">
      <style:text-properties fo:font-size="11pt" style:font-size-asian="11pt" style:font-size-complex="11pt"/>
    </style:style>
    <style:style style:name="T46" style:family="text">
      <style:text-properties style:font-name="Times New Roman" fo:font-size="11pt" fo:font-style="normal" style:font-name-asian="Times New Roman" style:font-size-asian="11pt" style:font-size-complex="11pt" style:font-style-complex="normal"/>
    </style:style>
    <style:style style:name="gr1" style:family="graphic">
      <style:graphic-properties draw:stroke="solid" svg:stroke-width="0.026cm" svg:stroke-color="#3465a4" svg:stroke-opacity="100%" draw:stroke-linejoin="round" draw:fill="solid" draw:fill-color="#ffffff" draw:textarea-horizontal-align="left" draw:textarea-vertical-align="middle" draw:auto-grow-height="false" fo:min-height="7.082cm" fo:min-width="5.256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3465a4" svg:stroke-opacity="100%" draw:stroke-linejoin="round" draw:fill="solid" draw:fill-color="#ffffff" draw:textarea-horizontal-align="left" draw:textarea-vertical-align="middle" draw:auto-grow-height="false" fo:min-height="1.376cm" fo:min-width="3.141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3465a4" svg:stroke-opacity="100%" draw:stroke-linejoin="round" draw:fill="solid" draw:fill-color="#ffffff" draw:textarea-horizontal-align="left" draw:textarea-vertical-align="middle" draw:auto-grow-height="false" fo:min-height="1.341cm" fo:min-width="3.193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3465a4"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3465a4" svg:stroke-opacity="100%" draw:stroke-linejoin="round" draw:fill="solid" draw:fill-color="#ffffff" draw:textarea-horizontal-align="left" draw:textarea-vertical-align="middle" draw:auto-grow-height="false" fo:min-height="0.102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3465a4" svg:stroke-opacity="100%" draw:stroke-linejoin="round" draw:fill="solid" draw:fill-color="#ffffff" draw:textarea-horizontal-align="left" draw:textarea-vertical-align="middle" draw:auto-grow-height="false" fo:min-height="1.489cm" fo:min-width="2.916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3465a4" svg:stroke-opacity="100%" draw:stroke-linejoin="round" draw:fill="solid" draw:fill-color="#ffffff" draw:textarea-horizontal-align="left" draw:textarea-vertical-align="middle" draw:auto-grow-height="false" fo:min-height="0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19.992cm" fo:min-width="6.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1.235cm" fo:min-width="3.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1.021cm" fo:min-width="4.0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ffff" draw:textarea-horizontal-align="justify" draw:textarea-vertical-align="middle" draw:auto-grow-height="false" fo:min-height="1.005cm" fo:min-width="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1.021cm" fo:min-width="3.8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fffff" draw:textarea-horizontal-align="justify" draw:textarea-vertical-align="middle" draw:auto-grow-height="false" fo:min-height="0.767cm" fo:min-width="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justify" draw:textarea-vertical-align="middle" draw:auto-grow-height="false" fo:min-height="1.905cm" fo:min-width="4.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ffffff" draw:textarea-horizontal-align="justify" draw:textarea-vertical-align="middle" draw:auto-grow-height="false" fo:min-height="0.813cm" fo:min-width="4.0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6cm" svg:stroke-color="#3465a4" svg:stroke-opacity="100%" draw:stroke-linejoin="round" draw:fill="solid" draw:fill-color="#ffffff" draw:textarea-horizontal-align="left" draw:textarea-vertical-align="middle" draw:auto-grow-height="false" fo:min-height="0.699cm" fo:min-width="3.193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Software Requirements Specification (SRS) Document</text:p>
      <table:table table:name="Table1" table:style-name="Table1">
        <table:table-column table:style-name="Table1.A"/>
        <table:table-column table:style-name="Table1.B"/>
        <table:table-row table:style-name="Table1.1">
          <table:table-cell table:style-name="Table1.A1" office:value-type="string">
            <text:p text:style-name="P3"/>
          </table:table-cell>
          <table:table-cell table:style-name="Table1.A1" office:value-type="string">
            <text:p text:style-name="P4">Customized offers for mobile games, SSAD-6, Yahnit Sirineni, Subramanyam Makam, Adrian Joseph Alva</text:p>
          </table:table-cell>
        </table:table-row>
      </table:table>
      <text:p text:style-name="P110"/>
      <text:h text:style-name="Heading_20_1" text:outline-level="1">Brief problem statement </text:h>
      <text:p text:style-name="P105">To generate customized offers for mobile games <text:span text:style-name="T28">based on identified parameters that best describe player behavior and preferences, by mapping the set of players to the set of offers and the store items contained in the offer that suit the player’s interests and wants.</text:span></text:p>
      <text:h text:style-name="P129" text:outline-level="1"/>
      <text:h text:style-name="Heading_20_1" text:outline-level="1">System requirements</text:h>
      <text:p text:style-name="P106">Python 2.7, Python 3</text:p>
      <text:p text:style-name="P106">JavaScript</text:p>
      <text:p text:style-name="P107">Google Analytics</text:p>
      <text:p text:style-name="P132">APPICE</text:p>
      <text:p text:style-name="P123">Gamesparks</text:p>
      <text:p text:style-name="P124">Babel</text:p>
      <text:p text:style-name="P124">Node</text:p>
      <text:h text:style-name="Heading_20_1" text:outline-level="1">Users profile</text:h>
      <text:p text:style-name="P108">The system developed will be incorporated into mobile android software for games and it will be used by users of the game application while they try to progress to higher levels of the game, <text:span text:style-name="T29">and improve their gameplay experience.</text:span></text:p>
      <text:p text:style-name="P109">The software will be used by the game administrators and designers who based on their experience and study of game analytics will provide the software with the set of offers and the set of store items, that is the set of game resources to be offered in a specified file format (JSON). <text:span text:style-name="T30">The offer generation system on running the data of game sessions, will provide each player (eligible for at least one offer) with the custom offer that suits the player’s preferences.</text:span></text:p>
      <text:h text:style-name="P130" text:outline-level="1">Feature requirements (described using use cases)</text:h>
      <text:p text:style-name="P2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No.</text:p>
          </table:table-cell>
          <table:table-cell table:style-name="Table2.A1" office:value-type="string">
            <text:p text:style-name="P20">User Case Name</text:p>
          </table:table-cell>
          <table:table-cell table:style-name="Table2.A1" office:value-type="string">
            <text:p text:style-name="P20">Description</text:p>
          </table:table-cell>
          <table:table-cell table:style-name="Table2.D1" office:value-type="string">
            <text:p text:style-name="P20">Release</text:p>
          </table:table-cell>
        </table:table-row>
        <table:table-row table:style-name="Table2.1">
          <table:table-cell table:style-name="Table2.A2" office:value-type="string">
            <text:p text:style-name="P119">1</text:p>
          </table:table-cell>
          <table:table-cell table:style-name="Table2.A2" office:value-type="string">
            <text:p text:style-name="P18">Categorize_<text:span text:style-name="T22">Frequency</text:span></text:p>
          </table:table-cell>
          <table:table-cell table:style-name="Table2.A2" office:value-type="string">
            <text:p text:style-name="P95"><text:span text:style-name="T15"><text:s/></text:span><text:span text:style-name="T2">Categorize </text:span><text:span text:style-name="T16">play</text:span><text:span text:style-name="T2">er</text:span><text:span text:style-name="T16">s</text:span><text:span text:style-name="T2"> </text:span><text:span text:style-name="T16">based on frequency of consecutive appearances.</text:span></text:p>
          </table:table-cell>
          <table:table-cell table:style-name="Table2.D2" office:value-type="string">
            <text:p text:style-name="P19">R1</text:p>
          </table:table-cell>
        </table:table-row>
        <table:table-row table:style-name="Table2.1">
          <table:table-cell table:style-name="Table2.A2" office:value-type="string">
            <text:p text:style-name="P120">2</text:p>
          </table:table-cell>
          <table:table-cell table:style-name="Table2.A2" office:value-type="string">
            <text:p text:style-name="P5">Categorize_<text:span text:style-name="T22">Transactions</text:span></text:p>
          </table:table-cell>
          <table:table-cell table:style-name="Table2.A2" office:value-type="string">
            <text:p text:style-name="P93">Categorize players based on their transactions. </text:p>
          </table:table-cell>
          <table:table-cell table:style-name="Table2.D2" office:value-type="string">
            <text:p text:style-name="P17">R1</text:p>
          </table:table-cell>
        </table:table-row>
        <table:table-row table:style-name="Table2.1">
          <table:table-cell table:style-name="Table2.A2" office:value-type="string">
            <text:list xml:id="list7383964120781965842" text:style-name="WW8Num2">
              <text:list-item>
                <text:p text:style-name="P125">33 <text:s text:c="3"/>3</text:p>
              </text:list-item>
            </text:list>
          </table:table-cell>
          <table:table-cell table:style-name="Table2.A2" office:value-type="string">
            <text:p text:style-name="P5">Categorize_<text:span text:style-name="T22">Level_Attempts</text:span></text:p>
          </table:table-cell>
          <table:table-cell table:style-name="Table2.A2" office:value-type="string">
            <text:p text:style-name="P96"><text:span text:style-name="T15"><text:s/></text:span><text:span text:style-name="T2">Categorize </text:span><text:span text:style-name="T17">players based on level attempts.</text:span></text:p>
          </table:table-cell>
          <table:table-cell table:style-name="Table2.D2" office:value-type="string">
            <text:p text:style-name="P6">R1</text:p>
          </table:table-cell>
        </table:table-row>
        <table:table-row table:style-name="Table2.1">
          <table:table-cell table:style-name="Table2.A2" office:value-type="string">
            <text:list xml:id="list2247118461100" text:continue-numbering="true" text:style-name="WW8Num2">
              <text:list-item>
                <text:p text:style-name="P125">4 <text:s text:c="3"/><text:span text:style-name="T21">4</text:span></text:p>
              </text:list-item>
            </text:list>
          </table:table-cell>
          <table:table-cell table:style-name="Table2.A2" office:value-type="string">
            <text:p text:style-name="P7">Categorize_<text:span text:style-name="T22">Level_Time</text:span></text:p>
          </table:table-cell>
          <table:table-cell table:style-name="Table2.A2" office:value-type="string">
            <text:p text:style-name="P7">Categorize players based on the total time spent on a given level.</text:p>
          </table:table-cell>
          <table:table-cell table:style-name="Table2.D2" office:value-type="string">
            <text:p text:style-name="P8">R1</text:p>
          </table:table-cell>
        </table:table-row>
        <table:table-row table:style-name="Table2.1">
          <table:table-cell table:style-name="Table2.A2" office:value-type="string">
            <text:p text:style-name="P121">5</text:p>
          </table:table-cell>
          <table:table-cell table:style-name="Table2.A2" office:value-type="string">
            <text:p text:style-name="P9">Categorize_Sessions</text:p>
          </table:table-cell>
          <table:table-cell table:style-name="Table2.A2" office:value-type="string">
            <text:p text:style-name="P9">Categorize players based on the total number of sessions in a given time period.</text:p>
          </table:table-cell>
          <table:table-cell table:style-name="Table2.D2" office:value-type="string">
            <text:p text:style-name="P10">R2</text:p>
          </table:table-cell>
        </table:table-row>
        <table:table-row table:style-name="Table2.1">
          <table:table-cell table:style-name="Table2.A2" office:value-type="string">
            <text:list xml:id="list2246663479701" text:continue-numbering="true" text:style-name="WW8Num2">
              <text:list-item>
                <text:p text:style-name="P126">666</text:p>
              </text:list-item>
            </text:list>
          </table:table-cell>
          <table:table-cell table:style-name="Table2.A2" office:value-type="string">
            <text:p text:style-name="P9">Categorize_Coins</text:p>
          </table:table-cell>
          <table:table-cell table:style-name="Table2.A2" office:value-type="string">
            <text:p text:style-name="P9">Categorize players based on the earned resources (coins) spent by them to unlock game levels.</text:p>
          </table:table-cell>
          <table:table-cell table:style-name="Table2.D2" office:value-type="string">
            <text:p text:style-name="P10">R2</text:p>
          </table:table-cell>
        </table:table-row>
        <table:table-row table:style-name="Table2.1">
          <table:table-cell table:style-name="Table2.A2" office:value-type="string">
            <text:list xml:id="list2247019207374" text:continue-numbering="true" text:style-name="WW8Num2">
              <text:list-item>
                <text:p text:style-name="P126">777</text:p>
              </text:list-item>
            </text:list>
          </table:table-cell>
          <table:table-cell table:style-name="Table2.A2" office:value-type="string">
            <text:p text:style-name="P11">Map_offers_to_players</text:p>
          </table:table-cell>
          <table:table-cell table:style-name="Table2.A2" office:value-type="string">
            <text:p text:style-name="P11">Identify the list of players for each offer that are eligible to get that offer (who satisfy the conditions for the various parameters contained in that offer).</text:p>
          </table:table-cell>
          <table:table-cell table:style-name="Table2.D2" office:value-type="string">
            <text:p text:style-name="P12">R2</text:p>
          </table:table-cell>
        </table:table-row>
        <table:table-row table:style-name="Table2.1">
          <table:table-cell table:style-name="Table2.A2" office:value-type="string">
            <text:p text:style-name="P122">8</text:p>
          </table:table-cell>
          <table:table-cell table:style-name="Table2.A2" office:value-type="string">
            <text:p text:style-name="P11">Map_<text:span text:style-name="T31">St</text:span>ore<text:span text:style-name="T31">I</text:span>tems_to_players</text:p>
          </table:table-cell>
          <table:table-cell table:style-name="Table2.A2" office:value-type="string">
            <text:p text:style-name="P13">Identify the store items that will be offered to each of the player eligible for at least one offer.</text:p>
          </table:table-cell>
          <table:table-cell table:style-name="Table2.D2" office:value-type="string">
            <text:p text:style-name="P14">R2</text:p>
          </table:table-cell>
        </table:table-row>
        <table:table-row table:style-name="Table2.1">
          <table:table-cell table:style-name="Table2.A2" office:value-type="string">
            <text:list xml:id="list2247661316931" text:continue-numbering="true" text:style-name="WW8Num2">
              <text:list-item>
                <text:p text:style-name="P127">999</text:p>
              </text:list-item>
            </text:list>
          </table:table-cell>
          <table:table-cell table:style-name="Table2.A2" office:value-type="string">
            <text:p text:style-name="P15">Integrate_offer_classification_with_StoreItems</text:p>
          </table:table-cell>
          <table:table-cell table:style-name="Table2.A2" office:value-type="string">
            <text:p text:style-name="P15">Integrates the code for offer generation for each player with the store items to be offered to the same player.</text:p>
          </table:table-cell>
          <table:table-cell table:style-name="Table2.D2" office:value-type="string">
            <text:p text:style-name="P16">R2</text:p>
          </table:table-cell>
        </table:table-row>
      </table:table>
      <text:p text:style-name="P46"/>
      <text:p text:style-name="P46"/>
      <text:p text:style-name="P46"/>
      <text:p text:style-name="P49">High-Level system diagram</text:p>
      <text:p text:style-name="P27"><draw:custom-shape text:anchor-type="char" draw:z-index="0" draw:name="Shape1" draw:style-name="gr1" draw:text-style-name="P133" svg:width="6.139cm" svg:height="7.541cm" svg:x="4.434cm" svg:y="0.27cm"><text:p/><draw:enhanced-geometry svg:viewBox="0 0 21600 21600" draw:type="rectangle" draw:enhanced-path="M 0 0 L 21600 0 21600 21600 0 21600 0 0 Z N"/></draw:custom-shape></text:p>
      <text:p text:style-name="P27"><draw:custom-shape text:anchor-type="char" draw:z-index="1" draw:name="Shape2" draw:style-name="gr2" draw:text-style-name="P133" svg:width="5.689cm" svg:height="2.594cm" svg:x="4.699cm" svg:y="0.02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 draw:name="Shape4" draw:style-name="gr4" draw:text-style-name="P133" svg:width="4.075cm" svg:height="1.8cm" svg:x="12.663cm" svg:y="-0.136cm"><text:p/><draw:enhanced-geometry svg:viewBox="0 0 21600 21600" draw:type="rectangle" draw:enhanced-path="M 0 0 L 21600 0 21600 21600 0 21600 0 0 Z N"/></draw:custom-shape><draw:frame text:anchor-type="char" draw:z-index="4" draw:style-name="gr3" draw:text-style-name="P135" svg:width="3.52cm" svg:height="1.059cm" svg:x="13.219cm" svg:y="0.314cm"><draw:text-box><text:p text:style-name="P134"><text:span text:style-name="T44">&lt;&lt;Actor&gt;&gt;</text:span></text:p><text:p text:style-name="P134"><text:span text:style-name="T44">APPICE database</text:span></text:p></draw:text-box></draw:frame><draw:line text:anchor-type="char" draw:z-index="5" draw:name="Shape6" draw:style-name="gr5" draw:text-style-name="P136" svg:x1="12.663cm" svg:y1="0.235cm" svg:x2="10.255cm" svg:y2="1.32cm"><text:p/></draw:line></text:p>
      <text:p text:style-name="P27"><draw:frame text:anchor-type="char" draw:z-index="2" draw:style-name="gr3" draw:text-style-name="P135" svg:width="3.387cm" svg:height="1.165cm" svg:x="5.916cm" svg:y="0.305cm"><draw:text-box><text:p text:style-name="P134"><text:span text:style-name="T44">Categorize user</text:span></text:p></draw:text-box></draw:frame><draw:custom-shape text:anchor-type="char" draw:z-index="6" draw:name="Shape7" draw:style-name="gr6" draw:text-style-name="P133" svg:width="0.795cm" svg:height="0.795cm" svg:x="-0.275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char" draw:z-index="11" draw:style-name="gr3" draw:text-style-name="P135" svg:width="2.991cm" svg:height="0.503cm" svg:x="1.048cm" svg:y="0.437cm"><draw:text-box><text:p text:style-name="P134"><text:span text:style-name="T44">Game player</text:span></text:p></draw:text-box></draw:frame></text:p>
      <text:p text:style-name="P28"/>
      <text:p text:style-name="P28"><draw:line text:anchor-type="char" draw:z-index="7" draw:name="Shape8" draw:style-name="gr5" draw:text-style-name="P136" svg:x1="0.148cm" svg:y1="-0.136cm" svg:x2="0.148cm" svg:y2="1.372cm"><text:p/></draw:line><draw:line text:anchor-type="char" draw:z-index="10" draw:name="Shape11" draw:style-name="gr5" draw:text-style-name="P136" svg:x1="-0.619cm" svg:y1="0.552cm" svg:x2="1.154cm" svg:y2="0.552cm"><text:p/></draw:line><draw:custom-shape text:anchor-type="char" draw:z-index="75" draw:name="Shape4" draw:style-name="gr24" draw:text-style-name="P133" svg:width="4.075cm" svg:height="1.158cm" svg:x="12.663cm" svg:y="0.176cm"><text:p text:style-name="P144">&lt;&lt;ACTOR(S)&gt;&gt;</text:p><text:p text:style-name="P144">Custom_offer_data</text:p><draw:enhanced-geometry svg:viewBox="0 0 21600 21600" draw:type="rectangle" draw:enhanced-path="M 0 0 L 21600 0 21600 21600 0 21600 0 0 Z N"/></draw:custom-shape></text:p>
      <text:p text:style-name="P28"><draw:line text:anchor-type="char" draw:z-index="14" draw:name="Shape16" draw:style-name="gr5" draw:text-style-name="P136" svg:x1="0.889cm" svg:y1="0.305cm" svg:x2="4.778cm" svg:y2="2.263cm"><text:p/></draw:line></text:p>
      <text:p text:style-name="P28"><draw:line text:anchor-type="char" draw:z-index="8" draw:name="Shape9" draw:style-name="gr5" draw:text-style-name="P136" svg:x1="0.148cm" svg:y1="0.138cm" svg:x2="-0.487cm" svg:y2="0.826cm"><text:p/></draw:line><draw:line text:anchor-type="char" draw:z-index="9" draw:name="Shape10" draw:style-name="gr5" draw:text-style-name="P136" svg:x1="0.148cm" svg:y1="0.138cm" svg:x2="0.757cm" svg:y2="0.879cm"><text:p/></draw:line><draw:custom-shape text:anchor-type="char" draw:z-index="15" draw:name="Shape17" draw:style-name="gr8" draw:text-style-name="P133" svg:width="0.636cm" svg:height="0.636cm" svg:x="13.563cm" svg:y="0.5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22" draw:name="Shape25" draw:style-name="gr5" draw:text-style-name="P136" svg:x1="11.498cm" svg:y1="0.085cm" svg:x2="11.472cm" svg:y2="0.111cm"><text:p/></draw:line><draw:line text:anchor-type="char" draw:z-index="76" draw:name="Shape23" draw:style-name="gr5" draw:text-style-name="P136" svg:x1="12.663cm" svg:y1="-0.092cm" svg:x2="9.726cm" svg:y2="1.025cm"><text:p/></draw:line></text:p>
      <text:p text:style-name="P28"><draw:custom-shape text:anchor-type="char" draw:z-index="12" draw:name="Shape14" draw:style-name="gr7" draw:text-style-name="P133" svg:width="5.372cm" svg:height="2.752cm" svg:x="4.778cm" svg:y="-0.1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char" draw:z-index="20" draw:style-name="gr3" draw:text-style-name="P135" svg:width="3.07cm" svg:height="0.662cm" svg:x="14.753cm" svg:y="0.367cm"><draw:text-box><text:p text:style-name="P134"><text:span text:style-name="T44">Game designer</text:span></text:p></draw:text-box></draw:frame><draw:line text:anchor-type="char" draw:z-index="21" draw:name="Shape23" draw:style-name="gr5" draw:text-style-name="P136" svg:x1="13.562cm" svg:y1="0.579cm" svg:x2="10.149cm" svg:y2="1.346cm"><text:p/></draw:line></text:p>
      <text:p text:style-name="P28"><draw:frame text:anchor-type="char" draw:z-index="13" draw:style-name="gr3" draw:text-style-name="P135" svg:width="2.938cm" svg:height="0.715cm" svg:x="6.048cm" svg:y="0.173cm"><draw:text-box><text:p text:style-name="P134"><text:span text:style-name="T44">Trigger offer</text:span></text:p></draw:text-box></draw:frame><draw:line text:anchor-type="char" draw:z-index="16" draw:name="Shape18" draw:style-name="gr5" draw:text-style-name="P136" svg:x1="13.906cm" svg:y1="-0.065cm" svg:x2="13.88cm" svg:y2="1.602cm"><text:p/></draw:line></text:p>
      <text:p text:style-name="P29"><draw:line text:anchor-type="char" draw:z-index="19" draw:name="Shape21" draw:style-name="gr5" draw:text-style-name="P136" svg:x1="12.822cm" svg:y1="-0.101cm" svg:x2="15.018cm" svg:y2="-0.127cm"><text:p/></draw:line></text:p>
      <text:p text:style-name="P47"><draw:line text:anchor-type="char" draw:z-index="17" draw:name="Shape19" draw:style-name="gr5" draw:text-style-name="P136" svg:x1="13.88cm" svg:y1="0.153cm" svg:x2="13.245cm" svg:y2="0.682cm"><text:p/></draw:line><draw:line text:anchor-type="char" draw:z-index="18" draw:name="Shape20" draw:style-name="gr5" draw:text-style-name="P136" svg:x1="13.88cm" svg:y1="0.153cm" svg:x2="14.594cm" svg:y2="0.709cm"><text:p/></draw:line></text:p>
      <text:p text:style-name="P47"/>
      <text:p text:style-name="P47"/>
      <text:p text:style-name="P47"/>
      <text:p text:style-name="P47"><text:soft-page-break/></text:p>
      <text:p text:style-name="P47"/>
      <text:p text:style-name="P47"/>
      <text:p text:style-name="P48">U<text:span text:style-name="T27">se case diagram</text:span></text:p>
      <text:p text:style-name="P48"><draw:custom-shape text:anchor-type="paragraph" draw:z-index="23" draw:name="Shape3" draw:style-name="gr9" draw:text-style-name="P137" svg:width="6.377cm" svg:height="19.993cm" svg:x="4.329cm" svg:y="0.385cm"><text:p/><draw:enhanced-geometry svg:viewBox="0 0 21600 21600" draw:mirror-horizontal="false" draw:mirror-vertical="false" draw:type="rectangle" draw:enhanced-path="M 0 0 L 21600 0 21600 21600 0 21600 0 0 Z N"/></draw:custom-shape></text:p>
      <text:p text:style-name="P47"><draw:custom-shape text:anchor-type="paragraph" draw:z-index="24" draw:name="Shape5" draw:style-name="gr10" draw:text-style-name="P138" svg:width="5.398cm" svg:height="1.747cm" svg:x="4.805cm" svg:y="-0.06cm"><text:p><text:span text:style-name="T45">Categorize_Frequency</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7"><draw:line text:anchor-type="paragraph" draw:z-index="48" draw:name="Shape47" draw:style-name="gr15" draw:text-style-name="P140" svg:x1="12.716cm" svg:y1="3.009cm" svg:x2="10.202cm" svg:y2="0.353cm"><text:p/></draw:line></text:p>
      <text:p text:style-name="P47"/>
      <text:p text:style-name="P47"><draw:custom-shape text:anchor-type="paragraph" draw:z-index="25" draw:name="Shape13" draw:style-name="gr11" draw:text-style-name="P139" svg:width="5.693cm" svg:height="1.445cm" svg:x="4.725cm" svg:y="-0.0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2" draw:name="Shape41" draw:style-name="gr17" draw:text-style-name="P141" svg:width="4.022cm" svg:height="1.218cm" svg:x="5.704cm" svg:y="0.474cm"><draw:text-box><text:p><text:span text:style-name="T45">Categorize_Transactions</text:span></text:p></draw:text-box></draw:frame></text:p>
      <text:p text:style-name="P47"><draw:custom-shape text:anchor-type="paragraph" draw:z-index="36" draw:name="Shape35" draw:style-name="gr16" draw:text-style-name="P137" svg:width="4.022cm" svg:height="1.906cm" svg:x="12.716cm" svg:y="0.178cm"><text:p/><draw:enhanced-geometry svg:viewBox="0 0 21600 21600" draw:type="rectangle" draw:enhanced-path="M 0 0 L 21600 0 21600 21600 0 21600 0 0 Z N"/></draw:custom-shape><draw:frame text:anchor-type="paragraph" draw:z-index="45" draw:name="Shape44" draw:style-name="gr20" draw:text-style-name="P142" svg:width="3.52cm" svg:height="1.456cm" svg:x="12.98cm" svg:y="0.358cm"><draw:text-box><text:p>&lt;&lt;ACTOR&gt;&gt;</text:p><text:p>APPICE Database</text:p></draw:text-box></draw:frame><draw:line text:anchor-type="paragraph" draw:z-index="49" draw:name="Shape48" draw:style-name="gr15" draw:text-style-name="P140" svg:x1="12.719cm" svg:y1="1.337cm" svg:x2="10.179cm" svg:y2="0.347cm"><text:p/></draw:line></text:p>
      <text:p text:style-name="P47"/>
      <text:p text:style-name="P97"><draw:frame text:anchor-type="paragraph" draw:z-index="46" draw:name="Shape45" draw:style-name="gr21" draw:text-style-name="P142" svg:width="2.223cm" svg:height="1.006cm" svg:x="-0.593cm" svg:y="0.39cm"><draw:text-box><text:p>Game Player</text:p></draw:text-box></draw:frame><draw:line text:anchor-type="paragraph" draw:z-index="50" draw:name="Shape49" draw:style-name="gr15" draw:text-style-name="P140" svg:x1="12.716cm" svg:y1="0.258cm" svg:x2="10.282cm" svg:y2="1.041cm"><text:p/></draw:line><draw:custom-shape text:anchor-type="paragraph" draw:z-index="26" draw:name="Shape15" draw:style-name="gr12" draw:text-style-name="P137" svg:width="5.557cm" svg:height="1.419cm" svg:x="4.725cm" svg:y="0.25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8"><draw:line text:anchor-type="paragraph" draw:z-index="51" draw:name="Shape50" draw:style-name="gr15" draw:text-style-name="P140" svg:x1="13.192cm" svg:y1="0.069cm" svg:x2="9.858cm" svg:y2="3.387cm"><text:p/></draw:line><draw:frame text:anchor-type="paragraph" draw:z-index="43" draw:name="Shape42" draw:style-name="gr18" draw:text-style-name="P141" svg:width="4.393cm" svg:height="1.297cm" svg:x="5.387cm" svg:y="0.182cm"><draw:text-box><text:p><text:span text:style-name="T45">Categorize_Level_Attempts</text:span></text:p></draw:text-box></draw:frame><draw:line text:anchor-type="paragraph" draw:z-index="63" draw:name="Shape32" draw:style-name="gr15" draw:text-style-name="P140" svg:x1="9.991cm" svg:y1="1.746cm" svg:x2="12.716cm" svg:y2="-0.129cm"><text:p/></draw:line><draw:line text:anchor-type="paragraph" draw:z-index="64" draw:name="Shape50" draw:style-name="gr15" draw:text-style-name="P140" svg:x1="14.25cm" svg:y1="0.069cm" svg:x2="9.964cm" svg:y2="5.424cm"><text:p/></draw:line></text:p>
      <text:p text:style-name="P47"/>
      <text:p text:style-name="P47"><draw:custom-shape text:anchor-type="paragraph" draw:z-index="28" draw:name="Shape26" draw:style-name="gr14" draw:text-style-name="P140" svg:width="1.086cm" svg:height="1.086cm" svg:x="-0.778cm" svg:y="-0.11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2" draw:style-name="gr13" draw:text-style-name="P139" svg:width="5.455cm" svg:height="1.445cm" svg:x="4.725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7"><draw:line text:anchor-type="paragraph" draw:z-index="29" draw:name="Shape27" draw:style-name="gr15" draw:text-style-name="P140" svg:x1="-0.276cm" svg:y1="0.273cm" svg:x2="-0.302cm" svg:y2="2.072cm"><text:p/></draw:line><draw:line text:anchor-type="paragraph" draw:z-index="32" draw:name="Shape30" draw:style-name="gr15" draw:text-style-name="P140" svg:x1="-1.519cm" svg:y1="0.75cm" svg:x2="0.942cm" svg:y2="0.697cm"><text:p/></draw:line><draw:frame text:anchor-type="paragraph" draw:z-index="44" draw:name="Shape43" draw:style-name="gr19" draw:text-style-name="P141" svg:width="3.943cm" svg:height="1.191cm" svg:x="5.546cm" svg:y="-0.178cm"><draw:text-box><text:p><text:span text:style-name="T45">Categorize_Level_Time</text:span></text:p></draw:text-box></draw:frame><draw:line text:anchor-type="paragraph" draw:z-index="33" draw:name="Shape31" draw:style-name="gr15" draw:text-style-name="P140" svg:x1="0.307cm" svg:y1="-0.173cm" svg:x2="4.858cm" svg:y2="5.817cm"><text:p/></draw:line></text:p>
      <text:p text:style-name="P47"><draw:frame text:anchor-type="paragraph" draw:z-index="47" draw:name="Shape46" draw:style-name="gr22" draw:text-style-name="P142" svg:width="4.102cm" svg:height="0.662cm" svg:x="13.324cm" svg:y="0.631cm"><draw:text-box><text:p>Game Designer</text:p></draw:text-box></draw:frame><draw:custom-shape text:anchor-type="paragraph" draw:z-index="53" draw:name="Shape22" draw:style-name="gr13" draw:text-style-name="P139" svg:width="5.455cm" svg:height="1.445cm" svg:x="4.725cm" svg:y="0.42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7"><draw:custom-shape text:anchor-type="paragraph" draw:z-index="37" draw:name="Shape36" draw:style-name="gr14" draw:text-style-name="P140" svg:width="1.086cm" svg:height="1.086cm" svg:x="13.907cm" svg:y="0.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4" draw:name="Shape43" draw:style-name="gr19" draw:text-style-name="P141" svg:width="3.943cm" svg:height="1.191cm" svg:x="5.493cm" svg:y="0.219cm"><draw:text-box><text:p><text:span text:style-name="T45">Categorize_Sessions</text:span></text:p></draw:text-box></draw:frame><draw:line text:anchor-type="paragraph" draw:z-index="34" draw:name="Shape33" draw:style-name="gr15" draw:text-style-name="P140" svg:x1="0.122cm" svg:y1="0.014cm" svg:x2="4.885cm" svg:y2="6.96cm"><text:p/></draw:line></text:p>
      <text:p text:style-name="P47"><draw:line text:anchor-type="paragraph" draw:z-index="30" draw:name="Shape28" draw:style-name="gr15" draw:text-style-name="P140" svg:x1="-0.301cm" svg:y1="-0.023cm" svg:x2="-1.095cm" svg:y2="0.48cm"><text:p/></draw:line><draw:line text:anchor-type="paragraph" draw:z-index="31" draw:name="Shape29" draw:style-name="gr15" draw:text-style-name="P140" svg:x1="-0.275cm" svg:y1="-0.023cm" svg:x2="0.334cm" svg:y2="0.559cm"><text:p/></draw:line><draw:line text:anchor-type="paragraph" draw:z-index="35" draw:name="Shape34" draw:style-name="gr15" draw:text-style-name="P140" svg:x1="0.148cm" svg:y1="0.189cm" svg:x2="4.963cm" svg:y2="8.908cm"><text:p/></draw:line></text:p>
      <text:p text:style-name="P47"><draw:line text:anchor-type="paragraph" draw:z-index="38" draw:name="Shape37" draw:style-name="gr15" draw:text-style-name="P140" svg:x1="14.489cm" svg:y1="0.288cm" svg:x2="14.515cm" svg:y2="2.325cm"><text:p/></draw:line><draw:custom-shape text:anchor-type="paragraph" draw:z-index="55" draw:name="Shape22" draw:style-name="gr13" draw:text-style-name="P139" svg:width="5.455cm" svg:height="1.445cm" svg:x="4.722cm" svg:y="0.25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7"><draw:line text:anchor-type="paragraph" draw:z-index="41" draw:name="Shape40" draw:style-name="gr15" draw:text-style-name="P140" svg:x1="13.43cm" svg:y1="0.224cm" svg:x2="15.6cm" svg:y2="0.198cm"><text:p/></draw:line><draw:frame text:anchor-type="paragraph" draw:z-index="56" draw:name="Shape43" draw:style-name="gr19" draw:text-style-name="P141" svg:width="3.943cm" svg:height="1.191cm" svg:x="5.493cm" svg:y="0.049cm"><draw:text-box><text:p><text:span text:style-name="T45">Categorize_Coins</text:span></text:p></draw:text-box></draw:frame><draw:line text:anchor-type="paragraph" draw:z-index="52" draw:name="Shape54" draw:style-name="gr15" draw:text-style-name="P140" svg:x1="14.304cm" svg:y1="0.224cm" svg:x2="10.044cm" svg:y2="2.245cm"><text:p/></draw:line></text:p>
      <text:p text:style-name="P47"><draw:line text:anchor-type="paragraph" draw:z-index="65" draw:name="Shape54" draw:style-name="gr15" draw:text-style-name="P140" svg:x1="14.303cm" svg:y1="-0.131cm" svg:x2="9.382cm" svg:y2="3.795cm"><text:p/></draw:line><draw:line text:anchor-type="paragraph" draw:z-index="66" draw:name="Shape54" draw:style-name="gr15" draw:text-style-name="P140" svg:x1="14.489cm" svg:y1="0.425cm" svg:x2="9.435cm" svg:y2="6.436cm"><text:p/></draw:line></text:p>
      <text:p text:style-name="P47"><draw:line text:anchor-type="paragraph" draw:z-index="39" draw:name="Shape38" draw:style-name="gr15" draw:text-style-name="P140" svg:x1="14.489cm" svg:y1="0.229cm" svg:x2="13.854cm" svg:y2="0.652cm"><text:p/></draw:line><draw:line text:anchor-type="paragraph" draw:z-index="40" draw:name="Shape39" draw:style-name="gr15" draw:text-style-name="P140" svg:x1="14.515cm" svg:y1="0.229cm" svg:x2="15.124cm" svg:y2="0.626cm"><text:p/></draw:line><draw:custom-shape text:anchor-type="paragraph" draw:z-index="57" draw:name="Shape22" draw:style-name="gr13" draw:text-style-name="P139" svg:width="5.455cm" svg:height="1.445cm" svg:x="4.722cm" svg:y="0.39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7"><draw:frame text:anchor-type="paragraph" draw:z-index="60" draw:name="Shape43" draw:style-name="gr19" draw:text-style-name="P141" svg:width="3.943cm" svg:height="1.191cm" svg:x="5.334cm" svg:y="0.25cm"><draw:text-box><text:p><text:span text:style-name="T45">Map_offers_to_players</text:span></text:p></draw:text-box></draw:frame></text:p>
      <text:p text:style-name="P47"><draw:line text:anchor-type="paragraph" draw:z-index="69" draw:name="Shape54" draw:style-name="gr15" draw:text-style-name="P140" svg:x1="12.716cm" svg:y1="2.065cm" svg:x2="10.017cm" svg:y2="-0.099cm"><text:p/></draw:line><draw:line text:anchor-type="paragraph" draw:z-index="70" draw:name="Shape54" draw:style-name="gr15" draw:text-style-name="P140" svg:x1="12.716cm" svg:y1="3.671cm" svg:x2="9.753cm" svg:y2="0.06cm"><text:p/></draw:line></text:p>
      <text:p text:style-name="P47"/>
      <text:p text:style-name="P47"><draw:custom-shape text:anchor-type="paragraph" draw:z-index="58" draw:name="Shape22" draw:style-name="gr13" draw:text-style-name="P139" svg:width="5.455cm" svg:height="1.445cm" svg:x="4.695cm" svg:y="0.1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7" draw:name="Shape35" draw:style-name="gr23" draw:text-style-name="P137" svg:width="4.022cm" svg:height="0.814cm" svg:x="12.716cm" svg:y="0.178cm"><text:p>&lt;&lt;ACTOR&gt;&gt;</text:p><text:p>OFFER_DATA</text:p><draw:enhanced-geometry svg:viewBox="0 0 21600 21600" draw:type="rectangle" draw:enhanced-path="M 0 0 L 21600 0 21600 21600 0 21600 0 0 Z N"/></draw:custom-shape><draw:frame text:anchor-type="paragraph" draw:z-index="61" draw:name="Shape43" draw:style-name="gr19" draw:text-style-name="P141" svg:width="3.943cm" svg:height="1.191cm" svg:x="5.625cm" svg:y="0.415cm"><draw:text-box><text:p><text:span text:style-name="T45">Map_StoreItems_to_players</text:span></text:p></draw:text-box></draw:frame></text:p>
      <text:p text:style-name="P47"><draw:line text:anchor-type="paragraph" draw:z-index="71" draw:name="Shape54" draw:style-name="gr15" draw:text-style-name="P140" svg:x1="12.848cm" svg:y1="2.245cm" svg:x2="10.149cm" svg:y2="0.081cm"><text:p/></draw:line><draw:line text:anchor-type="paragraph" draw:z-index="73" draw:name="Shape54" draw:style-name="gr15" draw:text-style-name="P140" svg:x1="12.716cm" svg:y1="0.081cm" svg:x2="9.753cm" svg:y2="0.531cm"><text:p/></draw:line><draw:line text:anchor-type="paragraph" draw:z-index="74" draw:name="Shape54" draw:style-name="gr15" draw:text-style-name="P140" svg:x1="12.849cm" svg:y1="0.293cm" svg:x2="10.044cm" svg:y2="2.489cm"><text:p/></draw:line></text:p>
      <text:p text:style-name="P47"/>
      <text:p text:style-name="P47"><draw:custom-shape text:anchor-type="paragraph" draw:z-index="68" draw:name="Shape35" draw:style-name="gr23" draw:text-style-name="P137" svg:width="4.022cm" svg:height="0.814cm" svg:x="12.716cm" svg:y="0.178cm"><text:p>&lt;&lt;ACTOR&gt;&gt;</text:p><text:p>STORE_ITEM_DATA</text:p><draw:enhanced-geometry svg:viewBox="0 0 21600 21600" draw:type="rectangle" draw:enhanced-path="M 0 0 L 21600 0 21600 21600 0 21600 0 0 Z N"/></draw:custom-shape></text:p>
      <text:p text:style-name="P47"><draw:custom-shape text:anchor-type="paragraph" draw:z-index="59" draw:name="Shape22" draw:style-name="gr13" draw:text-style-name="P139" svg:width="5.455cm" svg:height="1.445cm" svg:x="4.828cm" svg:y="-0.10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2" draw:name="Shape43" draw:style-name="gr19" draw:text-style-name="P141" svg:width="3.943cm" svg:height="1.191cm" svg:x="5.625cm" svg:y="0.15cm"><draw:text-box><text:p text:style-name="P143"><text:span text:style-name="T46">Integrate_offer_classification_with_StoreItems</text:span></text:p></draw:text-box></draw:frame><draw:line text:anchor-type="paragraph" draw:z-index="72" draw:name="Shape54" draw:style-name="gr15" draw:text-style-name="P140" svg:x1="12.716cm" svg:y1="0.293cm" svg:x2="10.282cm" svg:y2="0.605cm"><text:p/></draw:line></text:p>
      <text:p text:style-name="P47"/>
      <text:p text:style-name="P47"/>
      <text:p text:style-name="P47"><text:soft-page-break/>Use case description</text:p>
      <text:p text:style-name="P25"/>
      <table:table table:name="Table3" table:style-name="Table3">
        <table:table-column table:style-name="Table3.A"/>
        <table:table-column table:style-name="Table3.B"/>
        <table:table-row table:style-name="Table3.1">
          <table:table-cell table:style-name="Table3.A1" office:value-type="string">
            <text:p text:style-name="P38">Use Case Number:</text:p>
          </table:table-cell>
          <table:table-cell table:style-name="Table3.B1" office:value-type="string">
            <text:p text:style-name="P50">UC-01</text:p>
          </table:table-cell>
        </table:table-row>
        <table:table-row table:style-name="Table3.2">
          <table:table-cell table:style-name="Table3.A1" office:value-type="string">
            <text:p text:style-name="P38">Use Case Name:</text:p>
          </table:table-cell>
          <table:table-cell table:style-name="Table3.B1" office:value-type="string">
            <text:p text:style-name="P24"><text:span text:style-name="T12"><text:s/></text:span><text:span text:style-name="T3">Categorize_</text:span><text:span text:style-name="T6">Frequency</text:span></text:p>
          </table:table-cell>
        </table:table-row>
        <table:table-row table:style-name="Table3.3">
          <table:table-cell table:style-name="Table3.A1" office:value-type="string">
            <text:p text:style-name="P38">Overview:</text:p>
          </table:table-cell>
          <table:table-cell table:style-name="Table3.B1" office:value-type="string">
            <text:p text:style-name="P50">To <text:span text:style-name="T19">ident</text:span>ify a player <text:span text:style-name="T18">based on the number of consecutive days for which he/she has appeared at least once every day.</text:span> </text:p>
          </table:table-cell>
        </table:table-row>
        <table:table-row table:style-name="Table3.4">
          <table:table-cell table:style-name="Table3.A1" office:value-type="string">
            <text:p text:style-name="P38">Actors:</text:p>
          </table:table-cell>
          <table:table-cell table:style-name="Table3.B1" office:value-type="string">
            <text:p text:style-name="P50"><text:span text:style-name="T18">APPICE database</text:span> </text:p>
          </table:table-cell>
        </table:table-row>
        <table:table-row table:style-name="Table3.5">
          <table:table-cell table:style-name="Table3.A1" office:value-type="string">
            <text:p text:style-name="P38">Pre condition:</text:p>
          </table:table-cell>
          <table:table-cell table:style-name="Table3.B1" office:value-type="string">
            <text:p text:style-name="P60">User session data is presented in valid JSON format.</text:p>
          </table:table-cell>
        </table:table-row>
        <table:table-row table:style-name="Table3.6">
          <table:table-cell table:style-name="Table3.A1" office:value-type="string">
            <text:p text:style-name="P38">Flow:</text:p>
          </table:table-cell>
          <table:table-cell table:style-name="Table3.B1" office:value-type="string">
            <text:p text:style-name="P24"><text:span text:style-name="T4">Main (success) Flow:</text:span><text:span text:style-name="T3"> 1. Fetch the details for every session of the player.</text:span></text:p>
            <text:p text:style-name="P50">2. Run the algorithm for determining whether or not the game has been played consecutively for every ‘n’ days, </text:p>
            <text:p text:style-name="P50">3. <text:span text:style-name="T18">Return the</text:span> <text:span text:style-name="T18">list of players who have ‘n’ consecutive appearances (day wise).</text:span></text:p>
          </table:table-cell>
        </table:table-row>
        <table:table-row table:style-name="Table3.7">
          <table:table-cell table:style-name="Table3.A1" office:value-type="string">
            <text:p text:style-name="P30"/>
          </table:table-cell>
          <table:table-cell table:style-name="Table3.B1" office:value-type="string">
            <text:p text:style-name="P51">Alternate Flows: <text:span text:style-name="T18">1. If the session data is in invalid format, throw error.</text:span></text:p>
          </table:table-cell>
        </table:table-row>
        <table:table-row table:style-name="Table3.8">
          <table:table-cell table:style-name="Table3.A1" office:value-type="string">
            <text:p text:style-name="P38">Post Condition:</text:p>
          </table:table-cell>
          <table:table-cell table:style-name="Table3.B1" office:value-type="string">
            <text:p text:style-name="P67">All <text:span text:style-name="T19">play</text:span>ers who played the game for the required number of consecutive days are listed in the output.</text:p>
          </table:table-cell>
        </table:table-row>
      </table:table>
      <text:p text:style-name="P22"/>
      <text:p text:style-name="P22"/>
      <table:table table:name="Table4" table:style-name="Table4">
        <table:table-column table:style-name="Table4.A"/>
        <table:table-column table:style-name="Table4.B"/>
        <table:table-row table:style-name="Table4.1">
          <table:table-cell table:style-name="Table4.A1" office:value-type="string">
            <text:p text:style-name="P38">Use Case Number:</text:p>
          </table:table-cell>
          <table:table-cell table:style-name="Table4.B1" office:value-type="string">
            <text:p text:style-name="P50">UC-02</text:p>
          </table:table-cell>
        </table:table-row>
        <table:table-row table:style-name="Table4.2">
          <table:table-cell table:style-name="Table4.A1" office:value-type="string">
            <text:p text:style-name="P38">Use Case Name:</text:p>
          </table:table-cell>
          <table:table-cell table:style-name="Table4.B1" office:value-type="string">
            <text:p text:style-name="P68">Categorize_<text:span text:style-name="T24">Transactions</text:span></text:p>
          </table:table-cell>
        </table:table-row>
        <table:table-row table:style-name="Table4.3">
          <table:table-cell table:style-name="Table4.A1" office:value-type="string">
            <text:p text:style-name="P38">Overview:</text:p>
          </table:table-cell>
          <table:table-cell table:style-name="Table4.B1" office:value-type="string">
            <text:p text:style-name="P69">To identify all the players whose transactions cross a given threshold.</text:p>
          </table:table-cell>
        </table:table-row>
        <table:table-row table:style-name="Table4.4">
          <table:table-cell table:style-name="Table4.A1" office:value-type="string">
            <text:p text:style-name="P38">Actors:</text:p>
          </table:table-cell>
          <table:table-cell table:style-name="Table4.B1" office:value-type="string">
            <text:p text:style-name="P50"><text:span text:style-name="T19">APPICE database</text:span> </text:p>
          </table:table-cell>
        </table:table-row>
        <table:table-row table:style-name="Table4.5">
          <table:table-cell table:style-name="Table4.A1" office:value-type="string">
            <text:p text:style-name="P38">Pre condition:</text:p>
          </table:table-cell>
          <table:table-cell table:style-name="Table4.B1" office:value-type="string">
            <text:p text:style-name="P61">User session data is presented in valid JSON format.</text:p>
          </table:table-cell>
        </table:table-row>
        <table:table-row table:style-name="Table4.6">
          <table:table-cell table:style-name="Table4.A1" office:value-type="string">
            <text:p text:style-name="P38">Flow:</text:p>
          </table:table-cell>
          <table:table-cell table:style-name="Table4.B1" office:value-type="string">
            <text:p text:style-name="P24"><text:span text:style-name="T4">Main (success) Flow:</text:span><text:span text:style-name="T3"> 1. Fetch </text:span><text:span text:style-name="T5">the details for every session of the player.</text:span></text:p>
            <text:p text:style-name="P50">2. <text:span text:style-name="T19">Run the algorithm for finding the total amount of money spent for all the sessions.</text:span></text:p>
            <text:p text:style-name="P50">3. <text:span text:style-name="T19">Return the list of players whose total transactions cross a given threshold,</text:span></text:p>
          </table:table-cell>
        </table:table-row>
        <table:table-row table:style-name="Table4.7">
          <table:table-cell table:style-name="Table4.A1" office:value-type="string">
            <text:p text:style-name="P30"/>
          </table:table-cell>
          <table:table-cell table:style-name="Table4.B1" office:value-type="string">
            <text:p text:style-name="P51">Alternate Flows: <text:span text:style-name="T19">1. If the session data in in invalid format, throw error.</text:span></text:p>
          </table:table-cell>
        </table:table-row>
        <table:table-row table:style-name="Table4.8">
          <table:table-cell table:style-name="Table4.A1" office:value-type="string">
            <text:p text:style-name="P38">Post Condition:</text:p>
          </table:table-cell>
          <table:table-cell table:style-name="Table4.B1" office:value-type="string">
            <text:p text:style-name="P69">All players who have spent more money than the threshold are listed in the output.</text:p>
          </table:table-cell>
        </table:table-row>
      </table:table>
      <text:p text:style-name="P23"/>
      <text:p text:style-name="P23"/>
      <text:p text:style-name="P23"/>
      <text:p text:style-name="P23"><text:soft-page-break/></text:p>
      <table:table table:name="Table6" table:style-name="Table6">
        <table:table-column table:style-name="Table6.A"/>
        <table:table-column table:style-name="Table6.B"/>
        <table:table-row table:style-name="Table6.1">
          <table:table-cell table:style-name="Table6.A1" office:value-type="string">
            <text:p text:style-name="P39">Use Case Number:</text:p>
          </table:table-cell>
          <table:table-cell table:style-name="Table6.B1" office:value-type="string">
            <text:p text:style-name="P59">UC-0<text:span text:style-name="T18">3</text:span></text:p>
          </table:table-cell>
        </table:table-row>
        <table:table-row table:style-name="Table6.2">
          <table:table-cell table:style-name="Table6.A1" office:value-type="string">
            <text:p text:style-name="P39">Use Case Name:</text:p>
          </table:table-cell>
          <table:table-cell table:style-name="Table6.B1" office:value-type="string">
            <text:p text:style-name="P94"><text:span text:style-name="T12"><text:s/></text:span><text:span text:style-name="T3">Categorize_</text:span><text:span text:style-name="T6">Level_Attempts</text:span></text:p>
          </table:table-cell>
        </table:table-row>
        <table:table-row table:style-name="Table6.3">
          <table:table-cell table:style-name="Table6.A1" office:value-type="string">
            <text:p text:style-name="P39">Overview:</text:p>
          </table:table-cell>
          <table:table-cell table:style-name="Table6.B1" office:value-type="string">
            <text:p text:style-name="P70">To identify all the players who have made a<text:span text:style-name="T25">t least a</text:span> given number of attempts in a given level.</text:p>
          </table:table-cell>
        </table:table-row>
        <table:table-row table:style-name="Table6.4">
          <table:table-cell table:style-name="Table6.A1" office:value-type="string">
            <text:p text:style-name="P39">Actors:</text:p>
          </table:table-cell>
          <table:table-cell table:style-name="Table6.B1" office:value-type="string">
            <text:p text:style-name="P70">APPICE database</text:p>
          </table:table-cell>
        </table:table-row>
        <table:table-row table:style-name="Table6.5">
          <table:table-cell table:style-name="Table6.A1" office:value-type="string">
            <text:p text:style-name="P39">Pre condition:</text:p>
          </table:table-cell>
          <table:table-cell table:style-name="Table6.B1" office:value-type="string">
            <text:p text:style-name="P62">User session data is presented in valid JSON format.</text:p>
          </table:table-cell>
        </table:table-row>
        <table:table-row table:style-name="Table6.6">
          <table:table-cell table:style-name="Table6.A1" office:value-type="string">
            <text:p text:style-name="P39">Flow:</text:p>
          </table:table-cell>
          <table:table-cell table:style-name="Table6.B1" office:value-type="string">
            <text:p text:style-name="P94"><text:span text:style-name="T4">Main (success) Flow:</text:span><text:span text:style-name="T3"> 1. Fetch the details for every session of the player.</text:span></text:p>
            <text:p text:style-name="P59">2. Run the algorithm for <text:span text:style-name="T20">finding the total number of attempts in a given level for all the sessions.</text:span></text:p>
            <text:p text:style-name="P59">3. <text:span text:style-name="T20">Return the list of users who have made at least the given number of attempts in a given level.</text:span></text:p>
          </table:table-cell>
        </table:table-row>
        <table:table-row table:style-name="Table6.7">
          <table:table-cell table:style-name="Table6.A1" office:value-type="string">
            <text:p text:style-name="P31"/>
          </table:table-cell>
          <table:table-cell table:style-name="Table6.B1" office:value-type="string">
            <text:p text:style-name="P52">Alternate Flows: <text:span text:style-name="T19">1. If the session data in in invalid format, throw error.</text:span></text:p>
          </table:table-cell>
        </table:table-row>
        <table:table-row table:style-name="Table6.8">
          <table:table-cell table:style-name="Table6.A1" office:value-type="string">
            <text:p text:style-name="P39">Post Condition:</text:p>
          </table:table-cell>
          <table:table-cell table:style-name="Table6.B1" office:value-type="string">
            <text:p text:style-name="P70">All players who have made at least the given number of attempts in a given level are listed in the ouput.</text:p>
          </table:table-cell>
        </table:table-row>
      </table:table>
      <text:p text:style-name="P112"/>
      <text:p text:style-name="P113"/>
      <table:table table:name="Table7" table:style-name="Table7">
        <table:table-column table:style-name="Table7.A"/>
        <table:table-column table:style-name="Table7.B"/>
        <table:table-row table:style-name="Table7.1">
          <table:table-cell table:style-name="Table7.A1" office:value-type="string">
            <text:p text:style-name="P40">Use Case Number:</text:p>
          </table:table-cell>
          <table:table-cell table:style-name="Table7.B1" office:value-type="string">
            <text:p text:style-name="P76">UC-0<text:span text:style-name="T23">4</text:span></text:p>
          </table:table-cell>
        </table:table-row>
        <table:table-row table:style-name="Table7.2">
          <table:table-cell table:style-name="Table7.A1" office:value-type="string">
            <text:p text:style-name="P40">Use Case Name:</text:p>
          </table:table-cell>
          <table:table-cell table:style-name="Table7.B1" office:value-type="string">
            <text:p text:style-name="P99"><text:span text:style-name="T12"><text:s/></text:span><text:span text:style-name="T3">Categorize_</text:span><text:span text:style-name="T6">Level_Time</text:span></text:p>
          </table:table-cell>
        </table:table-row>
        <table:table-row table:style-name="Table7.3">
          <table:table-cell table:style-name="Table7.A1" office:value-type="string">
            <text:p text:style-name="P40">Overview:</text:p>
          </table:table-cell>
          <table:table-cell table:style-name="Table7.B1" office:value-type="string">
            <text:p text:style-name="P71">To identify all the players who have made <text:span text:style-name="T25">spent at least a given amount of time on a given level.</text:span></text:p>
          </table:table-cell>
        </table:table-row>
        <table:table-row table:style-name="Table7.4">
          <table:table-cell table:style-name="Table7.A1" office:value-type="string">
            <text:p text:style-name="P40">Actors:</text:p>
          </table:table-cell>
          <table:table-cell table:style-name="Table7.B1" office:value-type="string">
            <text:p text:style-name="P71">APPICE database</text:p>
          </table:table-cell>
        </table:table-row>
        <table:table-row table:style-name="Table7.5">
          <table:table-cell table:style-name="Table7.A1" office:value-type="string">
            <text:p text:style-name="P40">Pre condition:</text:p>
          </table:table-cell>
          <table:table-cell table:style-name="Table7.B1" office:value-type="string">
            <text:p text:style-name="P63">User session data is presented in valid JSON format.</text:p>
          </table:table-cell>
        </table:table-row>
        <table:table-row table:style-name="Table7.6">
          <table:table-cell table:style-name="Table7.A1" office:value-type="string">
            <text:p text:style-name="P40">Flow:</text:p>
          </table:table-cell>
          <table:table-cell table:style-name="Table7.B1" office:value-type="string">
            <text:p text:style-name="P99"><text:span text:style-name="T4">Main (success) Flow:</text:span><text:span text:style-name="T3"> 1. Fetch the details for every session of the player.</text:span></text:p>
            <text:p text:style-name="P76">2. Run the algorithm for <text:span text:style-name="T20">finding the total time spent on a given level for all the sessions.</text:span></text:p>
            <text:p text:style-name="P76">3. <text:span text:style-name="T20">Return the list of users who have spent at least the given amount of time on the given level.</text:span></text:p>
          </table:table-cell>
        </table:table-row>
        <table:table-row table:style-name="Table7.7">
          <table:table-cell table:style-name="Table7.A1" office:value-type="string">
            <text:p text:style-name="P32"/>
          </table:table-cell>
          <table:table-cell table:style-name="Table7.B1" office:value-type="string">
            <text:p text:style-name="P53">Alternate Flows: <text:span text:style-name="T19">1. If the session data in in invalid format, throw error.</text:span></text:p>
          </table:table-cell>
        </table:table-row>
        <table:table-row table:style-name="Table7.8">
          <table:table-cell table:style-name="Table7.A1" office:value-type="string">
            <text:p text:style-name="P40">Post Condition:</text:p>
          </table:table-cell>
          <table:table-cell table:style-name="Table7.B1" office:value-type="string">
            <text:p text:style-name="P71">All players who have <text:span text:style-name="T26">spent</text:span> at least the given <text:span text:style-name="T26">amount of time</text:span> <text:span text:style-name="T26">on a </text:span>given level are listed in the ou<text:span text:style-name="T26">t</text:span>put.</text:p>
          </table:table-cell>
        </table:table-row>
      </table:table>
      <text:p text:style-name="P113"/>
      <text:p text:style-name="P113"/>
      <text:p text:style-name="P113"><text:soft-page-break/></text:p>
      <text:p text:style-name="P114"/>
      <table:table table:name="Table8" table:style-name="Table8">
        <table:table-column table:style-name="Table8.A"/>
        <table:table-column table:style-name="Table8.B"/>
        <table:table-row table:style-name="Table8.1">
          <table:table-cell table:style-name="Table8.A1" office:value-type="string">
            <text:p text:style-name="P41">Use Case Number:</text:p>
          </table:table-cell>
          <table:table-cell table:style-name="Table8.B1" office:value-type="string">
            <text:p text:style-name="P77">UC-0<text:span text:style-name="T32">5</text:span></text:p>
          </table:table-cell>
        </table:table-row>
        <table:table-row table:style-name="Table8.2">
          <table:table-cell table:style-name="Table8.A1" office:value-type="string">
            <text:p text:style-name="P41">Use Case Name:</text:p>
          </table:table-cell>
          <table:table-cell table:style-name="Table8.B1" office:value-type="string">
            <text:p text:style-name="P100"><text:span text:style-name="T12"><text:s/></text:span><text:span text:style-name="T3">Categorize_</text:span><text:span text:style-name="T7">Sessions</text:span></text:p>
          </table:table-cell>
        </table:table-row>
        <table:table-row table:style-name="Table8.3">
          <table:table-cell table:style-name="Table8.A1" office:value-type="string">
            <text:p text:style-name="P41">Overview:</text:p>
          </table:table-cell>
          <table:table-cell table:style-name="Table8.B1" office:value-type="string">
            <text:p text:style-name="P72">To identify all the players who have <text:span text:style-name="T32">spent some number of sessions that fall in a specified range (between minimum and maximum number of sessions).</text:span></text:p>
          </table:table-cell>
        </table:table-row>
        <table:table-row table:style-name="Table8.4">
          <table:table-cell table:style-name="Table8.A1" office:value-type="string">
            <text:p text:style-name="P41">Actors:</text:p>
          </table:table-cell>
          <table:table-cell table:style-name="Table8.B1" office:value-type="string">
            <text:p text:style-name="P72">APPICE database</text:p>
          </table:table-cell>
        </table:table-row>
        <table:table-row table:style-name="Table8.5">
          <table:table-cell table:style-name="Table8.A1" office:value-type="string">
            <text:p text:style-name="P41">Pre condition:</text:p>
          </table:table-cell>
          <table:table-cell table:style-name="Table8.B1" office:value-type="string">
            <text:p text:style-name="P64">User session data is presented in valid JSON format.</text:p>
          </table:table-cell>
        </table:table-row>
        <table:table-row table:style-name="Table8.6">
          <table:table-cell table:style-name="Table8.A1" office:value-type="string">
            <text:p text:style-name="P41">Flow:</text:p>
          </table:table-cell>
          <table:table-cell table:style-name="Table8.B1" office:value-type="string">
            <text:p text:style-name="P100"><text:span text:style-name="T4">Main (success) Flow:</text:span><text:span text:style-name="T3"> 1. Fetch the details for every session of the player.</text:span></text:p>
            <text:p text:style-name="P77">2. Run the algorithm for <text:span text:style-name="T20">finding the total number of sessions spent by each player in the session object.</text:span></text:p>
            <text:p text:style-name="P77">3. <text:span text:style-name="T20">Return the list of users whose number of sessions spent fall in the specified range. </text:span></text:p>
          </table:table-cell>
        </table:table-row>
        <table:table-row table:style-name="Table8.7">
          <table:table-cell table:style-name="Table8.A1" office:value-type="string">
            <text:p text:style-name="P33"/>
          </table:table-cell>
          <table:table-cell table:style-name="Table8.B1" office:value-type="string">
            <text:p text:style-name="P54">Alternate Flows: <text:span text:style-name="T19">1. If the session data in in invalid format, throw error.</text:span></text:p>
          </table:table-cell>
        </table:table-row>
        <table:table-row table:style-name="Table8.8">
          <table:table-cell table:style-name="Table8.A1" office:value-type="string">
            <text:p text:style-name="P41">Post Condition:</text:p>
          </table:table-cell>
          <table:table-cell table:style-name="Table8.B1" office:value-type="string">
            <text:p text:style-name="P72">All players who have <text:span text:style-name="T26">spent</text:span> <text:span text:style-name="T32">a specified number of sessions in the time period defined by the session object.</text:span></text:p>
          </table:table-cell>
        </table:table-row>
      </table:table>
      <text:p text:style-name="P114"/>
      <text:p text:style-name="P115"/>
      <table:table table:name="Table9" table:style-name="Table9">
        <table:table-column table:style-name="Table9.A"/>
        <table:table-column table:style-name="Table9.B"/>
        <table:table-row table:style-name="Table9.1">
          <table:table-cell table:style-name="Table9.A1" office:value-type="string">
            <text:p text:style-name="P42">Use Case Number:</text:p>
          </table:table-cell>
          <table:table-cell table:style-name="Table9.B1" office:value-type="string">
            <text:p text:style-name="P78">UC-0<text:span text:style-name="T33">6</text:span></text:p>
          </table:table-cell>
        </table:table-row>
        <table:table-row table:style-name="Table9.2">
          <table:table-cell table:style-name="Table9.A1" office:value-type="string">
            <text:p text:style-name="P42">Use Case Name:</text:p>
          </table:table-cell>
          <table:table-cell table:style-name="Table9.B1" office:value-type="string">
            <text:p text:style-name="P101"><text:span text:style-name="T12"><text:s/></text:span><text:span text:style-name="T3">Categorize_</text:span><text:span text:style-name="T8">Coins</text:span></text:p>
          </table:table-cell>
        </table:table-row>
        <table:table-row table:style-name="Table9.3">
          <table:table-cell table:style-name="Table9.A1" office:value-type="string">
            <text:p text:style-name="P42">Overview:</text:p>
          </table:table-cell>
          <table:table-cell table:style-name="Table9.B1" office:value-type="string">
            <text:p text:style-name="P73">To identify all the players who have <text:span text:style-name="T32">spent a specified number of coins to unlock game levels.</text:span></text:p>
          </table:table-cell>
        </table:table-row>
        <table:table-row table:style-name="Table9.4">
          <table:table-cell table:style-name="Table9.A1" office:value-type="string">
            <text:p text:style-name="P42">Actors:</text:p>
          </table:table-cell>
          <table:table-cell table:style-name="Table9.B1" office:value-type="string">
            <text:p text:style-name="P73">APPICE database</text:p>
          </table:table-cell>
        </table:table-row>
        <table:table-row table:style-name="Table9.5">
          <table:table-cell table:style-name="Table9.A1" office:value-type="string">
            <text:p text:style-name="P42">Pre condition:</text:p>
          </table:table-cell>
          <table:table-cell table:style-name="Table9.B1" office:value-type="string">
            <text:p text:style-name="P65">User session data is presented in valid JSON format.</text:p>
          </table:table-cell>
        </table:table-row>
        <table:table-row table:style-name="Table9.6">
          <table:table-cell table:style-name="Table9.A1" office:value-type="string">
            <text:p text:style-name="P42">Flow:</text:p>
          </table:table-cell>
          <table:table-cell table:style-name="Table9.B1" office:value-type="string">
            <text:p text:style-name="P101"><text:span text:style-name="T4">Main (success) Flow:</text:span><text:span text:style-name="T3"> 1. Fetch the details for every session of the player.</text:span></text:p>
            <text:p text:style-name="P78">2. Run the algorithm for <text:span text:style-name="T20">finding the total number of coins spent by the players to unlock game levels.</text:span></text:p>
            <text:p text:style-name="P78">3. <text:span text:style-name="T20">Return the list of users who have spent the specified number of coins in the time period defined by the session object.</text:span></text:p>
          </table:table-cell>
        </table:table-row>
        <table:table-row table:style-name="Table9.7">
          <table:table-cell table:style-name="Table9.A1" office:value-type="string">
            <text:p text:style-name="P34"/>
          </table:table-cell>
          <table:table-cell table:style-name="Table9.B1" office:value-type="string">
            <text:p text:style-name="P55">Alternate Flows: <text:span text:style-name="T19">1. If the session data in in invalid format, throw error.</text:span></text:p>
          </table:table-cell>
        </table:table-row>
        <table:table-row table:style-name="Table9.8">
          <table:table-cell table:style-name="Table9.A1" office:value-type="string">
            <text:p text:style-name="P42">Post Condition:</text:p>
          </table:table-cell>
          <table:table-cell table:style-name="Table9.B1" office:value-type="string">
            <text:p text:style-name="P73">All players who have <text:span text:style-name="T26">spent</text:span> <text:span text:style-name="T32">a specified number of sessions in the time period defined by the session object.</text:span></text:p>
          </table:table-cell>
        </table:table-row>
      </table:table>
      <text:p text:style-name="P115"/>
      <text:p text:style-name="P113"><text:soft-page-break/></text:p>
      <text:p text:style-name="P116"/>
      <table:table table:name="Table10" table:style-name="Table10">
        <table:table-column table:style-name="Table10.A"/>
        <table:table-column table:style-name="Table10.B"/>
        <table:table-row table:style-name="Table10.1">
          <table:table-cell table:style-name="Table10.A1" office:value-type="string">
            <text:p text:style-name="P43">Use Case Number:</text:p>
          </table:table-cell>
          <table:table-cell table:style-name="Table10.B1" office:value-type="string">
            <text:p text:style-name="P79">UC-0<text:span text:style-name="T34">7</text:span></text:p>
          </table:table-cell>
        </table:table-row>
        <table:table-row table:style-name="Table10.2">
          <table:table-cell table:style-name="Table10.A1" office:value-type="string">
            <text:p text:style-name="P43">Use Case Name:</text:p>
          </table:table-cell>
          <table:table-cell table:style-name="Table10.B1" office:value-type="string">
            <text:p text:style-name="P102"><text:span text:style-name="T12"><text:s/></text:span><text:span text:style-name="T13">Map_offers_to_players</text:span></text:p>
          </table:table-cell>
        </table:table-row>
        <table:table-row table:style-name="Table10.3">
          <table:table-cell table:style-name="Table10.A1" office:value-type="string">
            <text:p text:style-name="P43">Overview:</text:p>
          </table:table-cell>
          <table:table-cell table:style-name="Table10.B1" office:value-type="string">
            <text:p text:style-name="P74">To identify all the players who <text:span text:style-name="T35">are eligible for a given offer (the players who satisfy the parameter ranges defined by each offer).</text:span></text:p>
          </table:table-cell>
        </table:table-row>
        <table:table-row table:style-name="Table10.4">
          <table:table-cell table:style-name="Table10.A1" office:value-type="string">
            <text:p text:style-name="P43">Actors:</text:p>
          </table:table-cell>
          <table:table-cell table:style-name="Table10.B1" office:value-type="string">
            <text:p text:style-name="P74">Game player, Game designer, <text:span text:style-name="T42">OFFER_DATA</text:span></text:p>
          </table:table-cell>
        </table:table-row>
        <table:table-row table:style-name="Table10.5">
          <table:table-cell table:style-name="Table10.A1" office:value-type="string">
            <text:p text:style-name="P43">Pre condition:</text:p>
          </table:table-cell>
          <table:table-cell table:style-name="Table10.B1" office:value-type="string">
            <text:p text:style-name="P66">User session data is presented in valid JSON format.</text:p>
            <text:p text:style-name="P80">Offer set data is presented in valid JSON format.</text:p>
          </table:table-cell>
        </table:table-row>
        <table:table-row table:style-name="Table10.6">
          <table:table-cell table:style-name="Table10.A1" office:value-type="string">
            <text:p text:style-name="P43">Flow:</text:p>
          </table:table-cell>
          <table:table-cell table:style-name="Table10.B1" office:value-type="string">
            <text:p text:style-name="P102"><text:span text:style-name="T4">Main (success) Flow:</text:span><text:span text:style-name="T3"> 1. Fetch the details for every session of the player.</text:span></text:p>
            <text:p text:style-name="P84">2. Fetch the parameter values/conditions for each of the offers.</text:p>
            <text:p text:style-name="P79"><text:span text:style-name="T36">3</text:span>. Run <text:span text:style-name="T35">each of the (six) functions for checking if the player has the required parameter values to be given the corresponding offer. </text:span></text:p>
            <text:p text:style-name="P79"><text:span text:style-name="T36">4</text:span>. <text:span text:style-name="T35">For each offer, list the players who are eligible for that offer.</text:span></text:p>
          </table:table-cell>
        </table:table-row>
        <table:table-row table:style-name="Table10.7">
          <table:table-cell table:style-name="Table10.A1" office:value-type="string">
            <text:p text:style-name="P35"/>
          </table:table-cell>
          <table:table-cell table:style-name="Table10.B1" office:value-type="string">
            <text:p text:style-name="P56">Alternate Flows: <text:span text:style-name="T19">1. If the session or offer data in in invalid format, throw error.</text:span></text:p>
          </table:table-cell>
        </table:table-row>
        <table:table-row table:style-name="Table10.8">
          <table:table-cell table:style-name="Table10.A1" office:value-type="string">
            <text:p text:style-name="P43">Post Condition:</text:p>
          </table:table-cell>
          <table:table-cell table:style-name="Table10.B1" office:value-type="string">
            <text:p text:style-name="P82">For each offer, all the players who are eligible for that offer, that is, they satisfy the conditions on the parameters defined by the offer.</text:p>
          </table:table-cell>
        </table:table-row>
      </table:table>
      <text:p text:style-name="P116"/>
      <text:p text:style-name="P117"/>
      <table:table table:name="Table11" table:style-name="Table11">
        <table:table-column table:style-name="Table11.A"/>
        <table:table-column table:style-name="Table11.B"/>
        <table:table-row table:style-name="Table11.1">
          <table:table-cell table:style-name="Table11.A1" office:value-type="string">
            <text:p text:style-name="P44">Use Case Number:</text:p>
          </table:table-cell>
          <table:table-cell table:style-name="Table11.B1" office:value-type="string">
            <text:p text:style-name="P86">UC-0<text:span text:style-name="T37">8</text:span></text:p>
          </table:table-cell>
        </table:table-row>
        <table:table-row table:style-name="Table11.2">
          <table:table-cell table:style-name="Table11.A1" office:value-type="string">
            <text:p text:style-name="P44">Use Case Name:</text:p>
          </table:table-cell>
          <table:table-cell table:style-name="Table11.B1" office:value-type="string">
            <text:p text:style-name="P103"><text:span text:style-name="T12"><text:s/></text:span><text:span text:style-name="T13">Map_</text:span><text:span text:style-name="T14">StoreItems_to_players</text:span></text:p>
          </table:table-cell>
        </table:table-row>
        <table:table-row table:style-name="Table11.3">
          <table:table-cell table:style-name="Table11.A1" office:value-type="string">
            <text:p text:style-name="P44">Overview:</text:p>
          </table:table-cell>
          <table:table-cell table:style-name="Table11.B1" office:value-type="string">
            <text:p text:style-name="P75">To identify <text:span text:style-name="T38">the store items for the corresponding offer that the player is eligible for (one/multiple).</text:span></text:p>
          </table:table-cell>
        </table:table-row>
        <table:table-row table:style-name="Table11.4">
          <table:table-cell table:style-name="Table11.A1" office:value-type="string">
            <text:p text:style-name="P44">Actors:</text:p>
          </table:table-cell>
          <table:table-cell table:style-name="Table11.B1" office:value-type="string">
            <text:p text:style-name="P75">Game player, Game designer, <text:span text:style-name="T42">OFFER_DATA, STORE_ITEM_DATA</text:span></text:p>
          </table:table-cell>
        </table:table-row>
        <table:table-row table:style-name="Table11.5">
          <table:table-cell table:style-name="Table11.A1" office:value-type="string">
            <text:p text:style-name="P44">Pre condition:</text:p>
          </table:table-cell>
          <table:table-cell table:style-name="Table11.B1" office:value-type="string">
            <text:p text:style-name="P87">Player data (player IDs) for each offer are presented in valid JSON format (separate files for each offer-player listings)</text:p>
            <text:p text:style-name="P81"><text:span text:style-name="T38">Store item</text:span> set data is presented in valid JSON format.</text:p>
          </table:table-cell>
        </table:table-row>
        <table:table-row table:style-name="Table11.6">
          <table:table-cell table:style-name="Table11.A1" office:value-type="string">
            <text:p text:style-name="P44">Flow:</text:p>
          </table:table-cell>
          <table:table-cell table:style-name="Table11.B1" office:value-type="string">
            <text:p text:style-name="P103"><text:span text:style-name="T4">Main (success) Flow:</text:span><text:span text:style-name="T3"> 1.</text:span><text:span text:style-name="T9"> </text:span><text:span text:style-name="T10">Fetch the details of the store item set data and the offer-player list data.</text:span></text:p>
            <text:p text:style-name="P85">2. <text:span text:style-name="T39">Pass the store item parameters like offer type, offer price, offer multiplicity, etc to the JavaScript code that returns the store items.</text:span></text:p>
            <text:p text:style-name="P86"><text:span text:style-name="T36">3</text:span>. <text:span text:style-name="T39">For each player, list the store items to be offered along with the price and offer parameter details (for reference)</text:span></text:p>
          </table:table-cell>
        </table:table-row>
        <table:table-row table:style-name="Table11.7">
          <table:table-cell table:style-name="Table11.A1" office:value-type="string">
            <text:p text:style-name="P36"/>
          </table:table-cell>
          <table:table-cell table:style-name="Table11.B1" office:value-type="string">
            <text:p text:style-name="P57">Alternate Flows: <text:span text:style-name="T19">1. If the session or offer data in in invalid format, throw error.</text:span></text:p>
          </table:table-cell>
        </table:table-row>
        <table:table-row table:style-name="Table11.8">
          <table:table-cell table:style-name="Table11.A1" office:value-type="string">
            <text:p text:style-name="P44">Post <text:soft-page-break/>Condition:</text:p>
          </table:table-cell>
          <table:table-cell table:style-name="Table11.B1" office:value-type="string">
            <text:p text:style-name="P83">For each <text:span text:style-name="T40">player, the store items along with the price are listed.</text:span></text:p>
          </table:table-cell>
        </table:table-row>
      </table:table>
      <text:p text:style-name="P117"/>
      <text:p text:style-name="P118"/>
      <table:table table:name="Table12" table:style-name="Table12">
        <table:table-column table:style-name="Table12.A"/>
        <table:table-column table:style-name="Table12.B"/>
        <table:table-row table:style-name="Table12.1">
          <table:table-cell table:style-name="Table12.A1" office:value-type="string">
            <text:p text:style-name="P45">Use Case Number:</text:p>
          </table:table-cell>
          <table:table-cell table:style-name="Table12.B1" office:value-type="string">
            <text:p text:style-name="P88">UC-0<text:span text:style-name="T41">9</text:span></text:p>
          </table:table-cell>
        </table:table-row>
        <table:table-row table:style-name="Table12.2">
          <table:table-cell table:style-name="Table12.A1" office:value-type="string">
            <text:p text:style-name="P45">Use Case Name:</text:p>
          </table:table-cell>
          <table:table-cell table:style-name="Table12.B1" office:value-type="string">
            <text:p text:style-name="P15">Integrate_offer_classification_with_StoreItems</text:p>
          </table:table-cell>
        </table:table-row>
        <table:table-row table:style-name="Table12.3">
          <table:table-cell table:style-name="Table12.A1" office:value-type="string">
            <text:p text:style-name="P45">Overview:</text:p>
          </table:table-cell>
          <table:table-cell table:style-name="Table12.B1" office:value-type="string">
            <text:p text:style-name="P89">Integrates the code for offer generation for each player (python) with the code for store item generation for each player (JavaScript) based through bash scripting.</text:p>
          </table:table-cell>
        </table:table-row>
        <table:table-row table:style-name="Table12.4">
          <table:table-cell table:style-name="Table12.A1" office:value-type="string">
            <text:p text:style-name="P45">Actors:</text:p>
          </table:table-cell>
          <table:table-cell table:style-name="Table12.B1" office:value-type="string">
            <text:p text:style-name="P90"><text:span text:style-name="T43">Game designer, Game player, </text:span>OFFER_DATA, STORE_ITEM_DATA </text:p>
          </table:table-cell>
        </table:table-row>
        <table:table-row table:style-name="Table12.5">
          <table:table-cell table:style-name="Table12.A1" office:value-type="string">
            <text:p text:style-name="P45">Pre condition:</text:p>
          </table:table-cell>
          <table:table-cell table:style-name="Table12.B1" office:value-type="string">
            <text:p text:style-name="P91">Map_offers_to_players and Map_StoreItems_to_players are tested positively and all data formats for their run are valid.</text:p>
          </table:table-cell>
        </table:table-row>
        <table:table-row table:style-name="Table12.6">
          <table:table-cell table:style-name="Table12.A1" office:value-type="string">
            <text:p text:style-name="P45">Flow:</text:p>
          </table:table-cell>
          <table:table-cell table:style-name="Table12.B1" office:value-type="string">
            <text:p text:style-name="P104"><text:span text:style-name="T4">Main (success) Flow:</text:span><text:span text:style-name="T3"> 1.</text:span><text:span text:style-name="T9"> </text:span><text:span text:style-name="T11">Generate the list of players for each offer ( separate files for each offer)</text:span></text:p>
            <text:p text:style-name="P128">2. Pass the offer-players lists to Map_StoreItems_to_players and generate the custom offer along with the store items and their corresponding price.</text:p>
          </table:table-cell>
        </table:table-row>
        <table:table-row table:style-name="Table12.7">
          <table:table-cell table:style-name="Table12.A1" office:value-type="string">
            <text:p text:style-name="P37"/>
          </table:table-cell>
          <table:table-cell table:style-name="Table12.B1" office:value-type="string">
            <text:p text:style-name="P58">Alternate Flows: <text:span text:style-name="T19">1. If the session or offer data in in invalid format, or the dependent use cases are malfunctioning, throw error.</text:span></text:p>
          </table:table-cell>
        </table:table-row>
        <table:table-row table:style-name="Table12.8">
          <table:table-cell table:style-name="Table12.A1" office:value-type="string">
            <text:p text:style-name="P45">Post Condition:</text:p>
          </table:table-cell>
          <table:table-cell table:style-name="Table12.B1" office:value-type="string">
            <text:p text:style-name="P92">For each classified player, the custom offer along with the store items and the offer price are listed.</text:p>
          </table:table-cell>
        </table:table-row>
      </table:table>
      <text:p text:style-name="P118"/>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Noto Sans CJK SC Regular1" svg:font-family="'Noto Sans CJK SC Regular'"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old" svg:font-family="'Arial Bold'" style:font-family-generic="swiss"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fo:hyphenation-ladder-count="no-limit"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1" style:font-family-complex="FreeSans" style:font-pitch-complex="variable"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style:font-name="Arial Bold" fo:font-family="'Arial Bold'" style:font-family-generic="swiss" style:font-pitch="variable" fo:font-size="12pt" fo:font-weight="bold" style:letter-kerning="true" style:font-size-asian="12pt" style:font-weight-asian="bold" style:font-name-complex="Arial Bold" style:font-family-complex="'Arial Bold'"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color="#000000"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fo:color="#000000" style:font-name="Symbol" fo:font-family="Symbol" style:font-pitch="variable" style:font-name-complex="Symbol" style:font-family-complex="Symbol"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5.97cm" fo:margin-left="-0.191cm" table:align="left" style:writing-mode="lr-tb"/>
    </style:style>
    <style:style style:name="Table5.A" style:family="table-column">
      <style:table-column-properties style:column-width="7.985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fo:margin-top="0cm" fo:margin-bottom="0cm" loext:contextual-spacing="false" fo:text-align="start" style:justify-single-word="false"/>
      <style:text-properties fo:font-size="8pt" style:font-size-asian="8pt" style:font-size-complex="8pt"/>
    </style:style>
    <style:style style:name="MP2" style:family="paragraph" style:parent-style-name="Header">
      <style:paragraph-properties fo:margin-top="0cm" fo:margin-bottom="0cm" loext:contextual-spacing="false" fo:text-align="end" style:justify-single-word="false"/>
    </style:style>
    <style:style style:name="MP3" style:family="paragraph" style:parent-style-name="Footer">
      <style:paragraph-properties fo:margin-top="0cm" fo:margin-bottom="0.423cm" loext:contextual-spacing="false"/>
    </style:style>
    <style:style style:name="MT1" style:family="text">
      <style:text-properties fo:font-size="8pt" style:font-size-asian="8pt" style:font-size-complex="8pt"/>
    </style:style>
    <style:page-layout style:name="Mpm1">
      <style:page-layout-properties fo:page-width="21.59cm" fo:page-height="27.94cm" style:num-format="1" style:print-orientation="portrait" fo:margin-top="1.27cm" fo:margin-bottom="1.27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header>
        <text:p text:style-name="MP1"><text:line-break/></text:p>
      </style:header>
      <style:footer>
        <table:table table:name="Table5" table:style-name="Table5">
          <table:table-column table:style-name="Table5.A" table:number-columns-repeated="2"/>
          <table:table-row table:style-name="Table5.1">
            <table:table-cell table:style-name="Table5.A1" office:value-type="string">
              <text:p text:style-name="MP1">Requirements</text:p>
            </table:table-cell>
            <table:table-cell table:style-name="Table5.A1" office:value-type="string">
              <text:p text:style-name="MP2"><text:span text:style-name="MT1">Page </text:span><text:span text:style-name="Page_20_Number"><text:span text:style-name="MT1"><text:page-number text:select-page="current">8</text:page-number></text:span></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Name/Project Name</dc:title>
    <meta:creation-date>2007-11-23T14:32:00</meta:creation-date>
    <dc:date>2017-11-10T00:22:45.494458628</dc:date>
    <meta:print-date>2005-10-11T13:29:00</meta:print-date>
    <meta:editing-cycles>96</meta:editing-cycles>
    <meta:editing-duration>PT4H44M24S</meta:editing-duration>
    <meta:generator>LibreOffice/5.1.6.2$Linux_X86_64 LibreOffice_project/10m0$Build-2</meta:generator>
    <meta:document-statistic meta:table-count="12" meta:image-count="0" meta:object-count="0" meta:page-count="8" meta:paragraph-count="217" meta:word-count="1594" meta:character-count="9595" meta:non-whitespace-character-count="8197"/>
  </office:meta>
</office:document-meta>
</file>